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363cm"/>
      <style:paragraph-properties style:writing-mode="lr-tb"/>
    </style:style>
    <style:style style:name="gr3" style:family="graphic" style:parent-style-name="standard">
      <style:graphic-properties svg:stroke-width="0.212cm" svg:stroke-color="#c9211e" draw:marker-start-width="0.518cm" draw:marker-end-width="0.518cm" draw:fill-color="#ffbf00" draw:textarea-horizontal-align="justify" draw:textarea-vertical-align="middle" draw:auto-grow-height="false" fo:min-height="0.894cm" fo:min-width="1.81cm" fo:padding-top="0.231cm" fo:padding-bottom="0.231cm" fo:padding-left="0.356cm" fo:padding-right="0.356cm" draw:shadow="visible" draw:shadow-offset-x="0cm" draw:shadow-offset-y="0.212cm"/>
    </style:style>
    <style:style style:name="gr4" style:family="graphic" style:parent-style-name="standard" style:list-style-name="L1">
      <style:graphic-properties draw:stroke="none" draw:fill="none" fo:min-height="13.72cm"/>
      <style:paragraph-properties style:writing-mode="lr-tb"/>
    </style:style>
    <style:style style:name="gr5" style:family="graphic" style:parent-style-name="standard" style:list-style-name="L1">
      <style:graphic-properties draw:stroke="none" draw:fill="none" fo:min-height="13.72cm"/>
      <style:paragraph-properties style:writing-mode="lr-tb"/>
    </style:style>
    <style:style style:name="gr6" style:family="graphic" style:parent-style-name="standard" style:list-style-name="L1">
      <style:graphic-properties draw:stroke="none" draw:fill="none" fo:min-height="13.72cm"/>
      <style:paragraph-properties style:writing-mode="lr-tb"/>
    </style:style>
    <style:style style:name="gr7" style:family="graphic" style:parent-style-name="standard" style:list-style-name="L1">
      <style:graphic-properties draw:stroke="none" draw:fill="none" fo:min-height="3.592cm"/>
      <style:paragraph-properties style:writing-mode="lr-tb"/>
    </style:style>
    <style:style style:name="gr8" style:family="graphic" style:parent-style-name="standard" style:list-style-name="L1">
      <style:graphic-properties draw:stroke="none" draw:fill="none" fo:min-height="13.72cm"/>
      <style:paragraph-properties style:writing-mode="lr-tb"/>
    </style:style>
    <style:style style:name="gr9" style:family="graphic" style:parent-style-name="standard" style:list-style-name="L1">
      <style:graphic-properties draw:stroke="none" draw:fill="none" fo:min-height="13.72cm"/>
      <style:paragraph-properties style:writing-mode="lr-tb"/>
    </style:style>
    <style:style style:name="gr10" style:family="graphic" style:parent-style-name="standard" style:list-style-name="L1">
      <style:graphic-properties draw:stroke="none" draw:fill="none" fo:min-height="8.532cm"/>
      <style:paragraph-properties style:writing-mode="lr-tb"/>
    </style:style>
    <style:style style:name="gr11" style:family="graphic" style:parent-style-name="standard" style:list-style-name="L1">
      <style:graphic-properties draw:stroke="none" draw:fill="none" fo:min-height="8.532cm"/>
      <style:paragraph-properties style:writing-mode="lr-tb"/>
    </style:style>
    <style:style style:name="gr12" style:family="graphic" style:parent-style-name="standard">
      <style:graphic-properties draw:stroke="none" draw:fill="none" fo:min-height="10.513cm"/>
      <style:paragraph-properties style:writing-mode="lr-tb"/>
    </style:style>
    <style:style style:name="gr13" style:family="graphic" style:parent-style-name="standard" style:list-style-name="L1">
      <style:graphic-properties draw:stroke="none" draw:fill="none" fo:min-height="8.532cm"/>
      <style:paragraph-properties style:writing-mode="lr-tb"/>
    </style:style>
    <style:style style:name="gr14" style:family="graphic" style:parent-style-name="standard" style:list-style-name="L1">
      <style:graphic-properties draw:stroke="none" draw:fill="none" fo:min-height="8.532cm"/>
      <style:paragraph-properties style:writing-mode="lr-tb"/>
    </style:style>
    <style:style style:name="gr15" style:family="graphic" style:parent-style-name="standard" style:list-style-name="L1">
      <style:graphic-properties draw:stroke="none" draw:fill="none" fo:min-height="10.513cm"/>
      <style:paragraph-properties style:writing-mode="lr-tb"/>
    </style:style>
    <style:style style:name="gr16" style:family="graphic" style:parent-style-name="standard" style:list-style-name="L1">
      <style:graphic-properties draw:stroke="none" draw:fill="none" fo:min-height="10.513cm"/>
      <style:paragraph-properties style:writing-mode="lr-tb"/>
    </style:style>
    <style:style style:name="pr1" style:family="presentation" style:parent-style-name="Default-title">
      <style:graphic-properties fo:min-height="20.57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817cm"/>
      <style:paragraph-properties style:writing-mode="lr-tb"/>
    </style:style>
    <style:style style:name="pr4" style:family="presentation" style:parent-style-name="Default-outline1">
      <style:graphic-properties fo:min-height="13.258cm"/>
      <style:paragraph-properties style:writing-mode="lr-tb"/>
    </style:style>
    <style:style style:name="pr5" style:family="presentation" style:parent-style-name="Default-outline1">
      <style:graphic-properties fo:min-height="18.842cm"/>
      <style:paragraph-properties style:writing-mode="lr-tb"/>
    </style:style>
    <style:style style:name="pr6" style:family="presentation" style:parent-style-name="Default-outline1" style:list-style-name="L2">
      <style:graphic-properties fo:min-height="8.151cm"/>
      <style:paragraph-properties style:writing-mode="lr-tb"/>
    </style:style>
    <style:style style:name="pr7" style:family="presentation" style:parent-style-name="Default-outline1" style:list-style-name="L2">
      <style:graphic-properties fo:min-height="8.151cm"/>
      <style:paragraph-properties style:writing-mode="lr-tb"/>
    </style:style>
    <style:style style:name="pr8" style:family="presentation" style:parent-style-name="Default-outline1" style:list-style-name="L2">
      <style:graphic-properties fo:min-height="8.151cm"/>
      <style:paragraph-properties style:writing-mode="lr-tb"/>
    </style:style>
    <style:style style:name="pr9" style:family="presentation" style:parent-style-name="Default-outline1" style:list-style-name="L2">
      <style:graphic-properties fo:min-height="8.151cm"/>
      <style:paragraph-properties style:writing-mode="lr-tb"/>
    </style:style>
    <style:style style:name="pr10" style:family="presentation" style:parent-style-name="Default-outline1" style:list-style-name="L2">
      <style:graphic-properties fo:min-height="13.905cm"/>
      <style:paragraph-properties style:writing-mode="lr-tb"/>
    </style:style>
    <style:style style:name="pr11" style:family="presentation" style:parent-style-name="Default-outline1" style:list-style-name="L2">
      <style:graphic-properties fo:min-height="8.151cm"/>
      <style:paragraph-properties style:writing-mode="lr-tb"/>
    </style:style>
    <style:style style:name="pr12" style:family="presentation" style:parent-style-name="Default-outline1" style:list-style-name="L2">
      <style:graphic-properties fo:min-height="8.151cm"/>
      <style:paragraph-properties style:writing-mode="lr-tb"/>
    </style:style>
    <style:style style:name="pr13" style:family="presentation" style:parent-style-name="Default-outline1" style:list-style-name="L2">
      <style:graphic-properties fo:min-height="13.114cm"/>
      <style:paragraph-properties style:writing-mode="lr-tb"/>
    </style:style>
    <style:style style:name="pr14" style:family="presentation" style:parent-style-name="Default-outline1" style:list-style-name="L2">
      <style:graphic-properties fo:min-height="3.032cm"/>
      <style:paragraph-properties style:writing-mode="lr-tb"/>
    </style:style>
    <style:style style:name="pr15" style:family="presentation" style:parent-style-name="Default-outline1" style:list-style-name="L2">
      <style:graphic-properties fo:min-height="3.032cm"/>
      <style:paragraph-properties style:writing-mode="lr-tb"/>
    </style:style>
    <style:style style:name="pr16" style:family="presentation" style:parent-style-name="Default-outline1" style:list-style-name="L2">
      <style:graphic-properties fo:min-height="3.032cm"/>
      <style:paragraph-properties style:writing-mode="lr-tb"/>
    </style:style>
    <style:style style:name="pr17" style:family="presentation" style:parent-style-name="Default-outline1" style:list-style-name="L2">
      <style:graphic-properties fo:min-height="10.792cm"/>
      <style:paragraph-properties style:writing-mode="lr-tb"/>
    </style:style>
    <style:style style:name="pr18" style:family="presentation" style:parent-style-name="Default-outline1" style:list-style-name="L2">
      <style:graphic-properties fo:min-height="10.792cm"/>
      <style:paragraph-properties style:writing-mode="lr-tb"/>
    </style:style>
    <style:style style:name="pr19" style:family="presentation" style:parent-style-name="Default-outline1">
      <style:graphic-properties fo:min-height="20.005cm"/>
      <style:paragraph-properties style:writing-mode="lr-tb"/>
    </style:style>
    <style:style style:name="P1" style:family="paragraph">
      <style:paragraph-properties fo:text-align="start"/>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none"/>
      <style:text-properties fo:font-size="30pt" style:font-size-asian="30pt" style:font-size-complex="30pt"/>
    </style:style>
    <style:style style:name="P5" style:family="paragraph">
      <loext:graphic-properties draw:fill-color="#ffbf00"/>
      <style:paragraph-properties fo:text-align="center"/>
    </style:style>
    <style:style style:name="P6" style:family="paragraph">
      <style:paragraph-properties fo:margin-left="0cm" fo:margin-right="0cm" fo:margin-top="0cm" fo:margin-bottom="0.542cm" fo:text-indent="0cm"/>
    </style:style>
    <style:style style:name="P7" style:family="paragraph">
      <style:paragraph-properties fo:margin-left="0cm" fo:margin-right="0cm" fo:margin-top="0cm" fo:margin-bottom="0cm" fo:line-height="100%" fo:text-indent="0cm" style:text-autospace="none"/>
      <style:text-properties style:font-name="Courier New" fo:font-size="24pt" style:text-underline-style="none" style:font-name-asian="Courier New" style:font-size-asian="24pt" style:font-name-complex="Courier New" style:font-size-complex="24pt"/>
    </style:style>
    <style:style style:name="P8" style:family="paragraph">
      <style:paragraph-properties style:text-autospace="none"/>
      <style:text-properties style:font-name="Courier New" fo:font-size="24pt" style:text-underline-style="none" style:font-name-asian="Courier New" style:font-size-asian="24pt" style:font-name-complex="Courier New" style:font-size-complex="24pt"/>
    </style:style>
    <style:style style:name="P9" style:family="paragraph">
      <style:paragraph-properties style:text-autospace="none"/>
      <style:text-properties fo:color="#000000" loext:opacity="100%" style:font-name="Courier New" fo:font-size="24pt" style:text-underline-style="none" style:font-name-asian="Courier New" style:font-size-asian="24pt" style:font-name-complex="Courier New" style:font-size-complex="24pt"/>
    </style:style>
    <style:style style:name="P10" style:family="paragraph">
      <loext:graphic-properties draw:fill="none"/>
      <style:paragraph-properties fo:margin-left="0cm" fo:margin-right="0cm" fo:margin-top="0cm" fo:margin-bottom="0cm" fo:line-height="100%" fo:text-indent="0cm" style:text-autospace="none"/>
      <style:text-properties style:font-name="Courier New" fo:font-size="24pt" style:text-underline-style="none" style:font-name-asian="Courier New" style:font-size-asian="24pt" style:font-name-complex="Courier New" style:font-size-complex="24pt"/>
    </style:style>
    <style:style style:name="P11" style:family="paragraph">
      <style:paragraph-properties style:text-autospace="none"/>
      <style:text-properties style:font-name="Courier New" fo:font-size="16pt" style:font-name-asian="Courier New" style:font-size-asian="16pt" style:font-name-complex="Courier New" style:font-size-complex="16pt"/>
    </style:style>
    <style:style style:name="P12" style:family="paragraph">
      <style:paragraph-properties fo:margin-left="0cm" fo:margin-right="0cm" fo:margin-top="0cm" fo:margin-bottom="0cm" fo:line-height="100%" fo:text-indent="0cm" style:text-autospace="none"/>
      <style:text-properties style:font-name="Courier New" fo:font-size="16pt" style:font-name-asian="Courier New" style:font-size-asian="16pt" style:font-name-complex="Courier New" style:font-size-complex="16pt"/>
    </style:style>
    <style:style style:name="P13" style:family="paragraph">
      <style:paragraph-properties style:text-autospace="none"/>
      <style:text-properties fo:color="#000000" loext:opacity="100%" style:font-name="Courier New" fo:font-size="16pt" style:font-name-asian="Courier New" style:font-size-asian="16pt" style:font-name-complex="Courier New" style:font-size-complex="16pt"/>
    </style:style>
    <style:style style:name="P14" style:family="paragraph">
      <style:paragraph-properties style:text-autospace="none"/>
      <style:text-properties fo:color="#000000" loext:opacity="100%" style:font-name="Courier New" fo:font-size="16pt" style:text-underline-style="solid" style:text-underline-width="auto" style:text-underline-color="font-color" style:font-name-asian="Courier New" style:font-size-asian="16pt" style:font-name-complex="Courier New" style:font-size-complex="16pt"/>
    </style:style>
    <style:style style:name="P15" style:family="paragraph">
      <style:paragraph-properties fo:margin-left="0cm" fo:margin-right="0cm" fo:margin-top="0cm" fo:margin-bottom="0cm" fo:line-height="100%" fo:text-indent="0cm" style:text-autospace="none"/>
      <style:text-properties fo:color="#000000" loext:opacity="100%" style:font-name="Courier New" fo:font-size="24pt" style:text-underline-style="none" style:font-name-asian="Courier New" style:font-size-asian="24pt" style:font-name-complex="Courier New" style:font-size-complex="24pt"/>
    </style:style>
    <style:style style:name="P16" style:family="paragraph">
      <style:paragraph-properties fo:margin-left="0cm" fo:margin-right="0cm" fo:margin-top="0cm" fo:margin-bottom="0.542cm" fo:text-align="start" fo:text-indent="0cm"/>
    </style:style>
    <style:style style:name="P17" style:family="paragraph">
      <style:paragraph-properties style:text-autospace="none"/>
      <style:text-properties style:font-name="Courier New" fo:font-size="22pt" style:text-underline-style="none" style:font-name-asian="Courier New" style:font-size-asian="22pt" style:font-name-complex="Courier New" style:font-size-complex="22pt"/>
    </style:style>
    <style:style style:name="P18" style:family="paragraph">
      <style:paragraph-properties style:text-autospace="none"/>
      <style:text-properties fo:color="#000000" loext:opacity="100%" style:font-name="Courier New" fo:font-size="22pt" style:text-underline-style="none" style:font-name-asian="Courier New" style:font-size-asian="22pt" style:font-name-complex="Courier New" style:font-size-complex="22pt"/>
    </style:style>
    <style:style style:name="P19" style:family="paragraph">
      <style:paragraph-properties fo:margin-left="0cm" fo:margin-right="0cm" fo:margin-top="0cm" fo:margin-bottom="0cm" fo:line-height="100%" fo:text-indent="0cm" style:text-autospace="none"/>
      <style:text-properties fo:color="#000000" loext:opacity="100%" style:font-name="Courier New" fo:font-size="22pt" style:text-underline-style="none" style:font-name-asian="Courier New" style:font-size-asian="22pt" style:font-name-complex="Courier New" style:font-size-complex="22pt"/>
    </style:style>
    <style:style style:name="P20" style:family="paragraph">
      <loext:graphic-properties draw:fill="none"/>
      <style:paragraph-properties fo:margin-left="0cm" fo:margin-right="0cm" fo:margin-top="0cm" fo:margin-bottom="0cm" fo:line-height="100%" fo:text-indent="0cm" style:text-autospace="none"/>
      <style:text-properties style:font-name="Courier New" fo:font-size="22pt" style:text-underline-style="none" style:font-name-asian="Courier New" style:font-size-asian="22pt" style:font-name-complex="Courier New" style:font-size-complex="22pt"/>
    </style:style>
    <style:style style:name="P21" style:family="paragraph">
      <loext:graphic-properties draw:fill-color="#ffffff"/>
      <style:text-properties fo:font-size="20pt"/>
    </style:style>
    <style:style style:name="P22" style:family="paragraph">
      <style:paragraph-properties style:text-autospace="none"/>
      <style:text-properties fo:color="#3f7f5f" loext:opacity="100%" style:font-name="Courier New" fo:font-size="22pt" style:text-underline-style="none" style:font-name-asian="Courier New" style:font-size-asian="22pt" style:font-name-complex="Courier New" style:font-size-complex="22pt"/>
    </style:style>
    <style:style style:name="P23" style:family="paragraph">
      <style:paragraph-properties fo:margin-left="0cm" fo:margin-right="0cm" fo:margin-top="0cm" fo:margin-bottom="0cm" fo:line-height="100%" fo:text-indent="0cm" style:text-autospace="none"/>
      <style:text-properties style:font-name="Courier New" fo:font-size="22pt" style:text-underline-style="none" style:font-name-asian="Courier New" style:font-size-asian="22pt" style:font-name-complex="Courier New" style:font-size-complex="22pt"/>
    </style:style>
    <style:style style:name="P24" style:family="paragraph">
      <loext:graphic-properties draw:fill="none"/>
      <style:paragraph-properties style:text-autospace="none"/>
      <style:text-properties style:font-name="Courier New" fo:font-size="22pt" style:text-underline-style="none" style:font-name-asian="Courier New" style:font-size-asian="22pt" style:font-name-complex="Courier New" style:font-size-complex="22pt"/>
    </style:style>
    <style:style style:name="T1" style:family="text">
      <style:text-properties style:use-window-font-color="true" loext:opacity="0%" style:text-outline="false" style:text-line-through-style="none" style:text-line-through-type="none" style:font-name="Arial" fo:font-style="normal" fo:text-shadow="none" style:text-underline-style="none" fo:font-weight="normal" style:letter-kerning="true" style:font-name-asian="Microsoft YaHei" style:font-style-asian="normal" style:font-weight-asian="normal" style:font-name-complex="Arial1"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Arial" fo:font-size="30pt" fo:font-style="normal" fo:text-shadow="none" style:text-underline-style="none" fo:font-weight="normal" style:letter-kerning="true" style:font-name-asian="Microsoft YaHei" style:font-size-asian="30pt" style:font-style-asian="normal" style:font-weight-asian="normal" style:font-name-complex="Arial1" style:font-size-complex="30pt" style:font-style-complex="normal" style:font-weight-complex="normal" style:text-emphasize="none" style:font-relief="none" style:text-overline-style="none" style:text-overline-color="font-color"/>
    </style:style>
    <style:style style:name="T3" style:family="text">
      <style:text-properties fo:font-size="30pt" style:font-size-asian="30pt" style:font-size-complex="30pt"/>
    </style:style>
    <style:style style:name="T4" style:family="text">
      <style:text-properties fo:font-size="10pt" style:font-size-asian="10pt" style:font-size-complex="10pt"/>
    </style:style>
    <style:style style:name="T5" style:family="text">
      <style:text-properties style:use-window-font-color="true" loext:opacity="0%" style:text-outline="false" style:text-line-through-style="none" style:text-line-through-type="none" style:font-name="Arial" fo:font-size="30.5pt" fo:font-style="normal" fo:text-shadow="none" style:text-underline-style="none" fo:font-weight="normal" style:letter-kerning="true"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Arial" fo:font-size="34.7999992370606pt" fo:font-style="normal" fo:text-shadow="none" style:text-underline-style="none" fo:font-weight="normal" style:letter-kerning="true" style:font-name-asian="Microsoft YaHei" style:font-size-asian="34.7999992370606pt" style:font-style-asian="normal" style:font-weight-asian="normal" style:font-name-complex="Arial1" style:font-size-complex="34.7999992370606pt" style:font-style-complex="normal" style:font-weight-complex="normal" style:text-emphasize="none" style:font-relief="none" style:text-overline-style="none" style:text-overline-color="font-color"/>
    </style:style>
    <style:style style:name="T7" style:family="text">
      <style:text-properties fo:font-size="34.7999992370606pt" style:font-size-asian="34.7999992370606pt" style:font-size-complex="34.7999992370606pt"/>
    </style:style>
    <style:style style:name="T8" style:family="text">
      <style:text-properties style:use-window-font-color="true" loext:opacity="0%" style:text-outline="false" style:text-line-through-style="none" style:text-line-through-type="none" style:font-name="Arial" fo:font-size="34.7999992370606pt" fo:font-style="normal" fo:text-shadow="none" style:text-underline-style="none" fo:font-weight="normal" style:letter-kerning="true"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9" style:family="text">
      <style:text-properties fo:color="#7f0055" loext:opacity="100%" style:text-outline="false" style:text-line-through-style="none" style:text-line-through-type="none" style:font-name="Courier New" fo:font-size="24pt" fo:font-style="normal" fo:text-shadow="none" style:text-underline-style="none" fo:font-weight="bold" style:letter-kerning="true" style:font-name-asian="Courier New" style:font-size-asian="24pt" style:font-style-asian="normal" style:font-weight-asian="bold" style:font-name-complex="Courier New" style:font-size-complex="24pt" style:font-style-complex="normal" style:font-weight-complex="bold" style:text-emphasize="none" style:font-relief="none" style:text-overline-style="none" style:text-overline-color="font-color"/>
    </style:style>
    <style:style style:name="T10" style:family="text">
      <style:text-properties fo:color="#000000" loext:opacity="100%" style:text-outline="false" style:text-line-through-style="none" style:text-line-through-type="none" style:font-name="Courier New" fo:font-size="24pt" fo:font-style="normal" fo:text-shadow="none" style:text-underline-style="none" fo:font-weight="normal" style:letter-kerning="true" style:font-name-asian="Courier New" style:font-size-asian="24pt" style:font-style-asian="normal" style:font-weight-asian="normal" style:font-name-complex="Courier New" style:font-size-complex="24pt" style:font-style-complex="normal" style:font-weight-complex="normal" style:text-emphasize="none" style:font-relief="none" style:text-overline-style="none" style:text-overline-color="font-color"/>
    </style:style>
    <style:style style:name="T11" style:family="text">
      <style:text-properties fo:color="#3f7f5f" loext:opacity="100%" style:font-name="Courier New" fo:font-size="24pt" style:text-underline-style="none" fo:font-weight="bold" style:font-name-asian="Courier New" style:font-size-asian="24pt" style:font-weight-asian="bold" style:font-name-complex="Courier New" style:font-size-complex="24pt" style:font-weight-complex="bold"/>
    </style:style>
    <style:style style:name="T12" style:family="text">
      <style:text-properties fo:color="#000000" loext:opacity="100%" style:text-outline="false" style:text-line-through-style="none" style:text-line-through-type="none" style:font-name="Courier New" fo:font-size="24pt" fo:font-style="normal" fo:text-shadow="none" style:text-underline-style="none" style:letter-kerning="true" style:font-name-asian="Courier New" style:font-size-asian="24pt" style:font-style-asian="normal" style:font-name-complex="Courier New" style:font-size-complex="24pt" style:font-style-complex="normal" style:text-emphasize="none" style:font-relief="none" style:text-overline-style="none" style:text-overline-color="font-color"/>
    </style:style>
    <style:style style:name="T13" style:family="text">
      <style:text-properties fo:color="#7f0055" loext:opacity="100%" style:font-name="Courier New" fo:font-size="24pt" style:text-underline-style="none" fo:font-weight="bold" style:font-name-asian="Courier New" style:font-size-asian="24pt" style:font-weight-asian="bold" style:font-name-complex="Courier New" style:font-size-complex="24pt" style:font-weight-complex="bold"/>
    </style:style>
    <style:style style:name="T14" style:family="text">
      <style:text-properties fo:color="#000000" loext:opacity="100%" style:font-name="Courier New" fo:font-size="24pt" style:text-underline-style="none" style:font-name-asian="Courier New" style:font-size-asian="24pt" style:font-name-complex="Courier New" style:font-size-complex="24pt"/>
    </style:style>
    <style:style style:name="T15" style:family="text">
      <style:text-properties style:use-window-font-color="true" loext:opacity="0%" style:font-name="Courier New" fo:font-size="24pt" style:text-underline-style="none" style:font-name-asian="Courier New" style:font-size-asian="24pt" style:font-name-complex="Courier New" style:font-size-complex="24pt"/>
    </style:style>
    <style:style style:name="T16" style:family="text">
      <style:text-properties fo:font-size="24pt" style:text-underline-style="none" style:font-size-asian="24pt" style:font-size-complex="24pt"/>
    </style:style>
    <style:style style:name="T17" style:family="text">
      <style:text-properties fo:color="#0000c0" loext:opacity="100%" style:font-name="Courier New" fo:font-size="24pt" style:text-underline-style="none" style:font-name-asian="Courier New" style:font-size-asian="24pt" style:font-name-complex="Courier New" style:font-size-complex="24pt"/>
    </style:style>
    <style:style style:name="T18" style:family="text">
      <style:text-properties fo:color="#3f7f5f" loext:opacity="100%" style:text-outline="false" style:text-line-through-style="none" style:text-line-through-type="none" style:font-name="Courier New" fo:font-size="24pt" fo:font-style="normal" fo:text-shadow="none" style:text-underline-style="none" fo:font-weight="bold" style:letter-kerning="true" style:font-name-asian="Courier New" style:font-size-asian="24pt" style:font-style-asian="normal" style:font-weight-asian="bold" style:font-name-complex="Courier New" style:font-size-complex="24pt" style:font-style-complex="normal" style:font-weight-complex="bold" style:text-emphasize="none" style:font-relief="none" style:text-overline-style="none" style:text-overline-color="font-color"/>
    </style:style>
    <style:style style:name="T19" style:family="text">
      <style:text-properties fo:color="#0000c0" loext:opacity="100%" style:text-outline="false" style:text-line-through-style="none" style:text-line-through-type="none" style:font-name="Courier New" fo:font-size="24pt" fo:font-style="normal" fo:text-shadow="none" style:text-underline-style="none" fo:font-weight="bold" style:letter-kerning="true" style:font-name-asian="Courier New" style:font-size-asian="24pt" style:font-style-asian="normal" style:font-weight-asian="bold" style:font-name-complex="Courier New" style:font-size-complex="24pt" style:font-style-complex="normal" style:font-weight-complex="bold" style:text-emphasize="none" style:font-relief="none" style:text-overline-style="none" style:text-overline-color="font-color"/>
    </style:style>
    <style:style style:name="T20" style:family="text">
      <style:text-properties fo:color="#0000c0" loext:opacity="100%" style:font-name="Courier New" fo:font-size="24pt" style:text-underline-style="none" fo:font-weight="bold" style:font-name-asian="Courier New" style:font-size-asian="24pt" style:font-weight-asian="bold" style:font-name-complex="Courier New" style:font-size-complex="24pt" style:font-weight-complex="bold"/>
    </style:style>
    <style:style style:name="T21" style:family="text">
      <style:text-properties style:use-window-font-color="true" loext:opacity="0%" style:text-outline="false" style:text-line-through-style="none" style:text-line-through-type="none" style:font-name="Arial" fo:font-size="34.7999992370606pt" fo:font-style="normal" fo:text-shadow="none" style:text-underline-style="none" fo:font-weight="bold" style:letter-kerning="true" style:font-name-asian="Microsoft YaHei" style:font-size-asian="34.7999992370606pt" style:font-style-asian="normal" style:font-weight-asian="bold" style:font-name-complex="Arial1" style:font-size-complex="34.7999992370606pt" style:font-style-complex="normal" style:font-weight-complex="bold" style:text-emphasize="none" style:font-relief="none" style:text-overline-style="none" style:text-overline-color="font-color"/>
    </style:style>
    <style:style style:name="T22" style:family="text">
      <style:text-properties fo:color="#000000" loext:opacity="100%" style:font-name="Courier New" fo:font-size="16pt" style:text-underline-style="none" fo:font-weight="bold" style:font-name-asian="Courier New" style:font-size-asian="16pt" style:font-weight-asian="bold" style:font-name-complex="Courier New" style:font-size-complex="16pt" style:font-weight-complex="bold"/>
    </style:style>
    <style:style style:name="T23" style:family="text">
      <style:text-properties fo:color="#000000" loext:opacity="100%" style:font-name="Courier New" fo:font-size="24pt" style:text-underline-style="none" fo:font-weight="bold" style:font-name-asian="Courier New" style:font-size-asian="24pt" style:font-weight-asian="bold" style:font-name-complex="Courier New" style:font-size-complex="24pt" style:font-weight-complex="bold"/>
    </style:style>
    <style:style style:name="T24" style:family="text">
      <style:text-properties fo:color="#000000" loext:opacity="100%" style:font-name="Courier New" fo:font-size="16pt" style:text-underline-style="none" style:font-name-asian="Courier New" style:font-size-asian="16pt" style:font-name-complex="Courier New" style:font-size-complex="16pt"/>
    </style:style>
    <style:style style:name="T25" style:family="text">
      <style:text-properties fo:color="#6a3e3e" loext:opacity="100%" style:font-name="Courier New" fo:font-size="24pt" style:text-underline-style="none" style:font-name-asian="Courier New" style:font-size-asian="24pt" style:font-name-complex="Courier New" style:font-size-complex="24pt"/>
    </style:style>
    <style:style style:name="T26" style:family="text">
      <style:text-properties fo:color="#7f0055" loext:opacity="100%" style:text-outline="false" style:text-line-through-style="none" style:text-line-through-type="none" style:font-name="Courier New" fo:font-size="22pt" fo:font-style="normal" fo:text-shadow="none" style:text-underline-style="none" fo:font-weight="bold" style:letter-kerning="true" style:font-name-asian="Courier New" style:font-size-asian="22pt" style:font-style-asian="normal" style:font-weight-asian="bold" style:font-name-complex="Courier New" style:font-size-complex="22pt" style:font-style-complex="normal" style:font-weight-complex="bold" style:text-emphasize="none" style:font-relief="none" style:text-overline-style="none" style:text-overline-color="font-color"/>
    </style:style>
    <style:style style:name="T27" style:family="text">
      <style:text-properties fo:color="#000000" loext:opacity="100%" style:text-outline="false" style:text-line-through-style="none" style:text-line-through-type="none" style:font-name="Courier New" fo:font-size="22pt" fo:font-style="normal" fo:text-shadow="none" style:text-underline-style="none" fo:font-weight="normal" style:letter-kerning="true" style:font-name-asian="Courier New" style:font-size-asian="22pt" style:font-style-asian="normal" style:font-weight-asian="normal" style:font-name-complex="Courier New" style:font-size-complex="22pt" style:font-style-complex="normal" style:font-weight-complex="normal" style:text-emphasize="none" style:font-relief="none" style:text-overline-style="none" style:text-overline-color="font-color"/>
    </style:style>
    <style:style style:name="T28" style:family="text">
      <style:text-properties fo:color="#0000c0" loext:opacity="100%" style:font-name="Courier New" fo:font-size="22pt" style:text-underline-style="none" fo:font-weight="bold" style:font-name-asian="Courier New" style:font-size-asian="22pt" style:font-weight-asian="bold" style:font-name-complex="Courier New" style:font-size-complex="22pt" style:font-weight-complex="bold"/>
    </style:style>
    <style:style style:name="T29" style:family="text">
      <style:text-properties fo:color="#000000" loext:opacity="100%" style:font-name="Courier New" fo:font-size="22pt" style:text-underline-style="none" style:font-name-asian="Courier New" style:font-size-asian="22pt" style:font-name-complex="Courier New" style:font-size-complex="22pt"/>
    </style:style>
    <style:style style:name="T30" style:family="text">
      <style:text-properties fo:color="#7f0055" loext:opacity="100%" style:font-name="Courier New" fo:font-size="22pt" style:text-underline-style="none" fo:font-weight="bold" style:font-name-asian="Courier New" style:font-size-asian="22pt" style:font-weight-asian="bold" style:font-name-complex="Courier New" style:font-size-complex="22pt" style:font-weight-complex="bold"/>
    </style:style>
    <style:style style:name="T31" style:family="text">
      <style:text-properties fo:color="#000000" loext:opacity="100%" style:text-outline="false" style:text-line-through-style="none" style:text-line-through-type="none" style:font-name="Courier New" fo:font-size="22pt" fo:font-style="normal" fo:text-shadow="none" style:text-underline-style="none" style:letter-kerning="true" style:font-name-asian="Courier New" style:font-size-asian="22pt" style:font-style-asian="normal" style:font-name-complex="Courier New" style:font-size-complex="22pt" style:font-style-complex="normal" style:text-emphasize="none" style:font-relief="none" style:text-overline-style="none" style:text-overline-color="font-color"/>
    </style:style>
    <style:style style:name="T32" style:family="text">
      <style:text-properties fo:color="#0000c0" loext:opacity="100%" style:text-outline="false" style:text-line-through-style="none" style:text-line-through-type="none" style:font-name="Courier New" fo:font-size="22pt" fo:font-style="normal" fo:text-shadow="none" style:text-underline-style="none" fo:font-weight="bold" style:letter-kerning="true" style:font-name-asian="Courier New" style:font-size-asian="22pt" style:font-style-asian="normal" style:font-weight-asian="bold" style:font-name-complex="Courier New" style:font-size-complex="22pt" style:font-style-complex="normal" style:font-weight-complex="bold" style:text-emphasize="none" style:font-relief="none" style:text-overline-style="none" style:text-overline-color="font-color"/>
    </style:style>
    <style:style style:name="T33" style:family="text">
      <style:text-properties fo:color="#6a3e3e" loext:opacity="100%" style:font-name="Courier New" fo:font-size="22pt" style:text-underline-style="none" style:font-name-asian="Courier New" style:font-size-asian="22pt" style:font-name-complex="Courier New" style:font-size-complex="22pt"/>
    </style:style>
    <style:style style:name="T34" style:family="text">
      <style:text-properties fo:color="#3f7f5f" loext:opacity="100%" style:font-name="Courier New" fo:font-size="22pt" style:text-underline-style="none" fo:font-weight="bold" style:font-name-asian="Courier New" style:font-size-asian="22pt" style:font-weight-asian="bold" style:font-name-complex="Courier New" style:font-size-complex="22pt" style:font-weight-complex="bold"/>
    </style:style>
    <style:style style:name="T35" style:family="text">
      <style:text-properties fo:color="#646464" loext:opacity="100%" style:text-outline="false" style:text-line-through-style="none" style:text-line-through-type="none" style:font-name="Courier New" fo:font-size="22pt" fo:font-style="normal" fo:text-shadow="none" style:text-underline-style="none" fo:font-weight="bold" style:letter-kerning="true" style:font-name-asian="Courier New" style:font-size-asian="22pt" style:font-style-asian="normal" style:font-weight-asian="bold" style:font-name-complex="Courier New" style:font-size-complex="22pt" style:font-style-complex="normal" style:font-weight-complex="bold" style:text-emphasize="none" style:font-relief="none" style:text-overline-style="none" style:text-overline-color="font-color"/>
    </style:style>
    <style:style style:name="T36" style:family="text">
      <style:text-properties fo:color="#000000" loext:opacity="100%" style:text-outline="false" style:text-line-through-style="none" style:text-line-through-type="none" style:font-name="Courier New" fo:font-size="22pt" fo:font-style="normal" fo:text-shadow="none" style:text-underline-style="none" fo:font-weight="bold" style:letter-kerning="true" style:font-name-asian="Courier New" style:font-size-asian="22pt" style:font-style-asian="normal" style:font-weight-asian="bold" style:font-name-complex="Courier New" style:font-size-complex="22pt" style:font-style-complex="normal" style:font-weight-complex="bold" style:text-emphasize="none" style:font-relief="none" style:text-overline-style="none" style:text-overline-color="font-color"/>
    </style:style>
    <style:style style:name="T37" style:family="text">
      <style:text-properties fo:font-size="22pt" style:text-underline-style="none" style:font-size-asian="22pt" style:font-size-complex="22pt"/>
    </style:style>
    <style:style style:name="T38" style:family="text">
      <style:text-properties fo:font-size="22pt" style:text-underline-style="none" fo:font-weight="bold" style:font-size-asian="22pt" style:font-weight-asian="bold" style:font-size-complex="22pt" style:font-weight-complex="bold"/>
    </style:style>
    <style:style style:name="T39" style:family="text">
      <style:text-properties style:use-window-font-color="true" loext:opacity="0%" style:font-name="Courier New" fo:font-size="22pt" style:text-underline-style="none" style:font-name-asian="Courier New" style:font-size-asian="22pt" style:font-name-complex="Courier New" style:font-size-complex="22pt"/>
    </style:style>
    <style:style style:name="T40" style:family="text">
      <style:text-properties style:font-name="Courier New" fo:font-size="22pt" style:text-underline-style="none" style:font-name-asian="Courier New" style:font-size-asian="22pt" style:font-name-complex="Courier New" style:font-size-complex="22pt"/>
    </style:style>
    <style:style style:name="T41" style:family="text">
      <style:text-properties style:use-window-font-color="true" loext:opacity="0%" style:text-outline="false" style:text-line-through-style="none" style:text-line-through-type="none" style:font-name="Courier New" fo:font-size="22pt" fo:font-style="normal" fo:text-shadow="none" style:text-underline-style="none" style:letter-kerning="true" style:font-name-asian="Courier New" style:font-size-asian="22pt" style:font-style-asian="normal" style:font-name-complex="Courier New" style:font-size-complex="22pt" style:font-style-complex="normal" style:text-emphasize="none" style:font-relief="none" style:text-overline-style="none" style:text-overline-color="font-color"/>
    </style:style>
    <style:style style:name="T42" style:family="text">
      <style:text-properties fo:color="#646464" loext:opacity="100%" style:text-outline="false" style:text-line-through-style="none" style:text-line-through-type="none" style:font-name="Courier New" fo:font-size="22pt" fo:font-style="normal" fo:text-shadow="none" style:text-underline-style="none" style:letter-kerning="true" style:font-name-asian="Courier New" style:font-size-asian="22pt" style:font-style-asian="normal" style:font-name-complex="Courier New" style:font-size-complex="22pt" style:font-style-complex="normal" style:text-emphasize="none" style:font-relief="none" style:text-overline-style="none" style:text-overline-color="font-color"/>
    </style:style>
    <style:style style:name="T43" style:family="text">
      <style:text-properties fo:color="#2a00ff" loext:opacity="100%" style:font-name="Courier New" fo:font-size="22pt" style:text-underline-style="none" style:font-name-asian="Courier New" style:font-size-asian="22pt" style:font-name-complex="Courier New" style:font-size-complex="22pt"/>
    </style:style>
    <style:style style:name="T44" style:family="text">
      <style:text-properties style:font-name="Courier New" fo:font-size="22pt" style:text-underline-style="none" fo:font-weight="bold" style:font-name-asian="Courier New" style:font-size-asian="22pt" style:font-weight-asian="bold" style:font-name-complex="Courier New" style:font-size-complex="22pt" style:font-weight-complex="bold"/>
    </style:style>
    <style:style style:name="T45" style:family="text">
      <style:text-properties fo:color="#2a00ff" loext:opacity="100%" style:text-outline="false" style:text-line-through-style="none" style:text-line-through-type="none" style:font-name="Courier New" fo:font-size="22pt" fo:font-style="normal" fo:text-shadow="none" style:text-underline-style="none" style:letter-kerning="true" style:font-name-asian="Courier New" style:font-size-asian="22pt" style:font-style-asian="normal" style:font-name-complex="Courier New" style:font-size-complex="22pt" style:font-style-complex="normal" style:text-emphasize="none" style:font-relief="none" style:text-overline-style="none" style:text-overline-color="font-color"/>
    </style:style>
    <style:style style:name="T46" style:family="text">
      <style:text-properties fo:color="#2a00ff" loext:opacity="100%" style:text-outline="false" style:text-line-through-style="none" style:text-line-through-type="none" style:font-name="Courier New" fo:font-size="22pt" fo:font-style="normal" fo:text-shadow="none" style:text-underline-style="none" fo:font-weight="normal" style:letter-kerning="true" style:font-name-asian="Courier New" style:font-size-asian="22pt" style:font-style-asian="normal" style:font-weight-asian="normal" style:font-name-complex="Courier New" style:font-size-complex="22pt" style:font-style-complex="normal" style:font-weight-complex="normal" style:text-emphasize="none" style:font-relief="none" style:text-overline-style="none" style:text-overline-color="font-color"/>
    </style:style>
    <style:style style:name="T47" style:family="text">
      <style:text-properties fo:color="#3f7f5f" loext:opacity="100%" style:text-outline="false" style:text-line-through-style="none" style:text-line-through-type="none" style:font-name="Courier New" fo:font-size="22pt" fo:font-style="normal" fo:text-shadow="none" style:text-underline-style="none" fo:font-weight="bold" style:letter-kerning="true" style:font-name-asian="Courier New" style:font-size-asian="22pt" style:font-style-asian="normal" style:font-weight-asian="bold" style:font-name-complex="Courier New" style:font-size-complex="22pt" style:font-style-complex="normal" style:font-weight-complex="bold" style:text-emphasize="none" style:font-relief="none" style:text-overline-style="none" style:text-overline-color="font-color"/>
    </style:style>
    <style:style style:name="T48" style:family="text">
      <style:text-properties fo:color="#6a3e3e" loext:opacity="100%" style:text-outline="false" style:text-line-through-style="none" style:text-line-through-type="none" style:font-name="Courier New" fo:font-size="22pt" fo:font-style="normal" fo:text-shadow="none" style:text-underline-style="none" fo:font-weight="normal" style:letter-kerning="true" style:font-name-asian="Courier New" style:font-size-asian="22pt" style:font-style-asian="normal" style:font-weight-asian="normal" style:font-name-complex="Courier New" style:font-size-complex="22pt" style:font-style-complex="normal" style:font-weight-complex="normal" style:text-emphasize="none" style:font-relief="none" style:text-overline-style="none" style:text-overline-color="font-color"/>
    </style:style>
    <style:style style:name="T4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36.575cm" svg:height="20.574cm" svg:x="2.032cm" svg:y="0.254cm" presentation:class="title" presentation:user-transformed="true">
          <draw:text-box>
            <text:p text:style-name="P1"><text:span text:style-name="T1">Using capabilities for</text:span><text:span text:style-name="T1"><text:line-break/></text:span><text:span text:style-name="T1">strict runtime invariant checking</text:span><text:span text:style-name="T1"><text:line-break/></text:span><text:span text:style-name="T1"><text:line-break/></text:span><text:span text:style-name="T1"><text:line-break/></text:span><text:span text:style-name="T2">Isaac Oscar Gariano, Victoria University of Wellington, New Zealand</text:span><text:span text:style-name="T2"><text:line-break/></text:span><text:span text:style-name="T2"><text:line-break/></text:span><text:span text:style-name="T2">Marco Servetto, <text:s text:c="9"/></text:span><text:span text:style-name="T3">Victoria University of Wellington, New Zealand</text:span><text:span text:style-name="T3"><text:line-break/></text:span><text:span text:style-name="T3"><text:line-break/></text:span><text:span text:style-name="T3">Alex Potanin, <text:s text:c="13"/>The Australian National University, Australi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36.575cm" svg:height="3.817cm" svg:x="2.032cm" svg:y="0.911cm" presentation:class="title">
          <draw:text-box>
            <text:p>Reasoning about OO programs</text:p>
          </draw:text-box>
        </draw:frame>
        <draw:frame presentation:style-name="pr4" draw:layer="layout" svg:width="36.575cm" svg:height="13.258cm" svg:x="2.032cm" svg:y="5.349cm" presentation:class="outline">
          <draw:text-box>
            <text:list text:style-name="L2">
              <text:list-item>
                <text:p>Method based</text:p>
                <text:list>
                  <text:list-item>
                    <text:p>Precondition <text:s/><text:tab/>– something that holds before we call a method</text:p>
                  </text:list-item>
                  <text:list-item>
                    <text:p>Postcondition <text:s/><text:tab/>– something that holds when the method completes</text:p>
                  </text:list-item>
                </text:list>
              </text:list-item>
              <text:list-item>
                <text:p>Type/Class based</text:p>
                <text:list>
                  <text:list-item>
                    <text:p>Representation Invariant – something that holds <text:s text:c="2"/>… <text:s text:c="2"/>alway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36.575cm" svg:height="3.817cm" svg:x="2.032cm" svg:y="0.011cm" presentation:class="title" presentation:user-transformed="true">
          <draw:text-box>
            <text:p>Invariants</text:p>
          </draw:text-box>
        </draw:frame>
        <draw:frame presentation:style-name="pr5" draw:layer="layout" svg:width="38.692cm" svg:height="18.842cm" svg:x="1.132cm" svg:y="3.51cm" presentation:class="outline" presentation:user-transformed="true">
          <draw:text-box>
            <text:p>Representation invariants<text:line-break/>Class invariants<text:line-break/>Object invariants<text:line-break/>Type refinements<text:line-break/></text:p>
            <text:list text:style-name="L2">
              <text:list-item>
                <text:p>They can be presented as documentation, checked as part of static verification, or, as we do in our approach, monitored for violations using runtime verification.</text:p>
              </text:list-item>
              <text:list-item>
                <text:p>In our system a class specifies its invariant by defining a method called invariant() that returns a Boolean.</text:p>
              </text:list-item>
              <text:list-item>
                <text:p>Invariant holds == invariant() method would return true.</text:p>
              </text:list-item>
            </text:list>
          </draw:text-box>
        </draw:frame>
        <draw:frame draw:style-name="gr2" draw:text-style-name="P4" draw:layer="layout" svg:width="18.638cm" svg:height="2.613cm" svg:x="21.392cm" svg:y="5.508cm">
          <draw:text-box>
            <text:p text:style-name="P3"><text:span text:style-name="T3">predicates on the state of an object</text:span></text:p>
            <text:p text:style-name="P3"><text:span text:style-name="T3">and its reachable object graph (ROG)</text:span></text:p>
          </draw:text-box>
        </draw:frame>
        <draw:custom-shape draw:style-name="gr3" draw:text-style-name="P5" draw:layer="layout" svg:width="3.302cm" svg:height="2.894cm" svg:x="16.972cm" svg:y="5.404cm">
          <text:p/>
          <draw:enhanced-geometry svg:viewBox="0 0 21600 21600" draw:text-areas="0 ?f0 ?f5 ?f2" draw:type="right-arrow" draw:modifiers="10705.1771117166 5738.543716615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36.575cm" svg:height="3.817cm" svg:x="2.032cm" svg:y="0.011cm" presentation:class="title" presentation:user-transformed="true">
          <draw:text-box>
            <text:p>Invariants</text:p>
          </draw:text-box>
        </draw:frame>
        <draw:frame presentation:style-name="pr5" draw:layer="layout" svg:width="38.692cm" svg:height="18.842cm" svg:x="1.132cm" svg:y="3.51cm" presentation:class="outline" presentation:user-transformed="true">
          <draw:text-box>
            <text:list text:style-name="L2">
              <text:list-item>
                <text:p text:style-name="P6">Purely functional setting:</text:p>
                <text:list>
                  <text:list-item>
                    <text:p>the programmer only needs to write the code for the invariant check itself, then the runtime needs to call this code each time a value/object is created (or in the case of refinement types, converted to such a type).</text:p>
                    <text:p><text:span text:style-name="T4"><text:s/></text:span></text:p>
                  </text:list-item>
                </text:list>
              </text:list-item>
              <text:list-item>
                <text:p text:style-name="P6">Harder in an impure setting, like most OO languages:</text:p>
                <text:list>
                  <text:list-item>
                    <text:p><text:span text:style-name="T5">operations on data structures are often implemented as complex sequences of mutations, where the invariant is temporarily broken. To support this behaviour, most invariant protocols present in the literature allow invariants to be broken and observed broken.</text:spa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36.575cm" svg:height="3.817cm" svg:x="2.032cm" svg:y="0.011cm" presentation:class="title" presentation:user-transformed="true">
          <draw:text-box>
            <text:p>Invariants</text:p>
          </draw:text-box>
        </draw:frame>
        <draw:frame presentation:style-name="pr5" draw:layer="layout" svg:width="38.692cm" svg:height="18.842cm" svg:x="1.132cm" svg:y="3.51cm" presentation:class="outline" presentation:user-transformed="true">
          <draw:text-box>
            <text:list text:style-name="L2">
              <text:list-item>
                <text:p text:style-name="P6"><text:span text:style-name="T6">How do they allow invariants to be broken and observed broken?</text:span><text:span text:style-name="T7"> </text:span></text:p>
                <text:p text:style-name="P6"><text:span text:style-name="T6">Th</text:span><text:span text:style-name="T8">e most common idea: Visible state semantics</text:span></text:p>
                <text:list>
                  <text:list-header>
                    <text:p><text:span text:style-name="T8">~= </text:span>invariants can be broken when a (public?) method on the object is active<text:line-break/> (that is, currently executing)</text:p>
                    <text:p>~= invariants are just extra pre/post conditions</text:p>
                  </text:list-header>
                </text:list>
              </text:list-item>
              <text:list-item>
                <text:p>The cost:</text:p>
                <text:p>Without global knowledge of the current state of the stack trace, it is hard to know if any object at any time is in a broken state</text:p>
                <text:p><text:s/>→ not very useful for modular reasoning</text:p>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13.97cm" svg:height="3.817cm" svg:x="26.162cm" svg:y="0.254cm" presentation:class="title" presentation:user-transformed="true">
          <draw:text-box>
            <text:p>Good case</text:p>
          </draw:text-box>
        </draw:frame>
        <draw:frame presentation:style-name="pr6" draw:text-style-name="P6" draw:layer="layout" svg:width="38.692cm" svg:height="8.151cm" svg:x="1.132cm" svg:y="13.947cm" presentation:class="outline" presentation:user-transformed="true">
          <draw:text-box>
            <text:list text:style-name="L2">
              <text:list-item>
                <text:p text:style-name="P6"><text:span text:style-name="T6">All good, range objects are only seen when their invariant holds.</text:span></text:p>
              </text:list-item>
              <text:list-item>
                <text:p text:style-name="P6">We check if the two new min/max values are valid, then we do the two updates atomically<text:line-break/>(parallelism can still break stuff, but it is out of scope for this talk)</text:p>
              </text:list-item>
            </text:list>
          </draw:text-box>
        </draw:frame>
        <draw:frame draw:style-name="gr4" draw:text-style-name="P10" draw:layer="layout" svg:width="37.091cm" svg:height="13.97cm" svg:x="0.762cm" svg:y="0.762cm">
          <draw:text-box>
            <text:p text:style-name="P7"><text:span text:style-name="T9"><text:s text:c="2"/></text:span><text:span text:style-name="T9">class</text:span><text:span text:style-name="T10"> Range{</text:span><text:span text:style-name="T11">//Pseudocode example</text:span></text:p>
            <text:p text:style-name="P8"><text:span text:style-name="T12"><text:s text:c="4"/></text:span><text:span text:style-name="T9">private</text:span><text:span text:style-name="T10"> </text:span><text:span text:style-name="T13">field</text:span><text:span text:style-name="T14"> </text:span><text:span text:style-name="T15">min</text:span><text:span text:style-name="T14">;</text:span></text:p>
            <text:p text:style-name="P8"><text:span text:style-name="T12"><text:s text:c="4"/></text:span><text:span text:style-name="T9">private</text:span><text:span text:style-name="T10"> </text:span><text:span text:style-name="T13">field</text:span><text:span text:style-name="T14"> </text:span><text:span text:style-name="T15">max</text:span><text:span text:style-name="T14">;</text:span></text:p>
            <text:p text:style-name="P9"><text:span text:style-name="T16"><text:s text:c="4"/></text:span></text:p>
            <text:p text:style-name="P8"><text:span text:style-name="T10"><text:s text:c="4"/></text:span><text:span text:style-name="T13">method</text:span><text:span text:style-name="T14"> invariant(){ </text:span><text:span text:style-name="T13">return</text:span><text:span text:style-name="T14"> </text:span><text:span text:style-name="T15">min</text:span><text:span text:style-name="T17"> </text:span><text:span text:style-name="T14">&lt; </text:span><text:span text:style-name="T15">max</text:span><text:span text:style-name="T14">; }</text:span></text:p>
            <text:p text:style-name="P9"><text:span text:style-name="T16"><text:s text:c="4"/></text:span></text:p>
            <text:p text:style-name="P9"><text:span text:style-name="T10"><text:s text:c="4"/></text:span><text:span text:style-name="T13">method</text:span><text:span text:style-name="T14"> set(min, max){</text:span></text:p>
            <text:p text:style-name="P8"><text:span text:style-name="T14"><text:s text:c="6"/></text:span><text:span text:style-name="T13">if</text:span><text:span text:style-name="T14">( min &gt;= max ){ </text:span><text:span text:style-name="T13">throw</text:span><text:span text:style-name="T14"> </text:span><text:span text:style-name="T13">new</text:span><text:span text:style-name="T14"> Error(</text:span><text:span text:style-name="T11">/**/</text:span><text:span text:style-name="T14">); }</text:span></text:p>
            <text:p text:style-name="P8"><text:span text:style-name="T14"><text:s text:c="6"/></text:span><text:span text:style-name="T13">this</text:span><text:span text:style-name="T14">.min = min;</text:span></text:p>
            <text:p text:style-name="P7"><text:span text:style-name="T10"><text:s text:c="6"/></text:span><text:span text:style-name="T18">//Here ‘this’ could be broken</text:span></text:p>
            <text:p text:style-name="P7"><text:span text:style-name="T12"><text:s text:c="6"/></text:span><text:span text:style-name="T9">this</text:span><text:span text:style-name="T10">.max = max;</text:span><text:span text:style-name="T18">//Here we fix it</text:span></text:p>
            <text:p text:style-name="P9"><text:span text:style-name="T16"><text:s text:c="4"/></text:span><text:span text:style-name="T16">}</text:span></text:p>
            <text:p text:style-name="P9"><text:span text:style-name="T16"><text:s text:c="2"/></text:span><text:span text:style-name="T14">}</text:span></text:p>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13.97cm" svg:height="3.817cm" svg:x="26.162cm" svg:y="0.254cm" presentation:class="title" presentation:user-transformed="true">
          <draw:text-box>
            <text:p>Bad case</text:p>
          </draw:text-box>
        </draw:frame>
        <draw:frame presentation:style-name="pr7" draw:text-style-name="P6" draw:layer="layout" svg:width="38.692cm" svg:height="8.151cm" svg:x="1.132cm" svg:y="13.947cm" presentation:class="outline" presentation:user-transformed="true">
          <draw:text-box>
            <text:list text:style-name="L2">
              <text:list-item>
                <text:p text:style-name="P6"><text:span text:style-name="T6">Now Do.stuff and all the code called by Do.stuff can see a broken range. This is not desirable.</text:span></text:p>
              </text:list-item>
              <text:list-item>
                <text:p text:style-name="P6"><text:span text:style-name="T6">We propose a much stricter invariant protocol: at all times, the invariant of every object involved in execution must hold.</text:span></text:p>
              </text:list-item>
            </text:list>
          </draw:text-box>
        </draw:frame>
        <draw:frame draw:style-name="gr5" draw:text-style-name="P10" draw:layer="layout" svg:width="33.528cm" svg:height="13.97cm" svg:x="0.762cm" svg:y="0.762cm">
          <draw:text-box>
            <text:p text:style-name="P7"><text:span text:style-name="T9"><text:s text:c="2"/></text:span><text:span text:style-name="T9">class</text:span><text:span text:style-name="T10"> </text:span><text:span text:style-name="T19">Range</text:span><text:span text:style-name="T10">{</text:span><text:span text:style-name="T11">//Pseudocode example</text:span></text:p>
            <text:p text:style-name="P8"><text:span text:style-name="T12"><text:s text:c="4"/></text:span><text:span text:style-name="T9">private</text:span><text:span text:style-name="T10"> </text:span><text:span text:style-name="T13">field</text:span><text:span text:style-name="T14"> </text:span><text:span text:style-name="T15">min</text:span><text:span text:style-name="T14">;</text:span></text:p>
            <text:p text:style-name="P8"><text:span text:style-name="T12"><text:s text:c="4"/></text:span><text:span text:style-name="T9">private</text:span><text:span text:style-name="T10"> </text:span><text:span text:style-name="T13">field</text:span><text:span text:style-name="T14"> </text:span><text:span text:style-name="T15">max</text:span><text:span text:style-name="T14">;</text:span></text:p>
            <text:p text:style-name="P9"><text:span text:style-name="T16"><text:s text:c="4"/></text:span></text:p>
            <text:p text:style-name="P8"><text:span text:style-name="T10"><text:s text:c="4"/></text:span><text:span text:style-name="T13">method</text:span><text:span text:style-name="T14"> invariant(){ </text:span><text:span text:style-name="T13">return</text:span><text:span text:style-name="T14"> </text:span><text:span text:style-name="T15">min</text:span><text:span text:style-name="T17"> </text:span><text:span text:style-name="T14">&lt; </text:span><text:span text:style-name="T15">max</text:span><text:span text:style-name="T14">; }</text:span></text:p>
            <text:p text:style-name="P9"><text:span text:style-name="T16"><text:s text:c="4"/></text:span></text:p>
            <text:p text:style-name="P9"><text:span text:style-name="T10"><text:s text:c="4"/></text:span><text:span text:style-name="T13">method</text:span><text:span text:style-name="T14"> set(min, max){</text:span></text:p>
            <text:p text:style-name="P8"><text:span text:style-name="T12"><text:s text:c="6"/></text:span><text:span text:style-name="T9">if</text:span><text:span text:style-name="T12">( min &gt;= max ){ </text:span><text:span text:style-name="T9">throw</text:span><text:span text:style-name="T12"> </text:span><text:span text:style-name="T9">new</text:span><text:span text:style-name="T10"> </text:span><text:span text:style-name="T20">Error</text:span><text:span text:style-name="T14">(</text:span><text:span text:style-name="T11">/**/</text:span><text:span text:style-name="T14">); }</text:span></text:p>
            <text:p text:style-name="P8"><text:span text:style-name="T14"><text:s text:c="6"/></text:span><text:span text:style-name="T13">this</text:span><text:span text:style-name="T14">.min = min;</text:span></text:p>
            <text:p text:style-name="P7"><text:span text:style-name="T10"><text:s text:c="6"/></text:span><text:span text:style-name="T19">Do</text:span><text:span text:style-name="T12">.stuff(</text:span><text:span text:style-name="T9">this</text:span><text:span text:style-name="T10">);</text:span><text:span text:style-name="T11">//Do.stuff can now see a broken range</text:span></text:p>
            <text:p text:style-name="P8"><text:span text:style-name="T14"><text:s text:c="6"/></text:span><text:span text:style-name="T13">this</text:span><text:span text:style-name="T14">.max = max;</text:span></text:p>
            <text:p text:style-name="P9"><text:span text:style-name="T16"><text:s text:c="4"/></text:span><text:span text:style-name="T16">}</text:span></text:p>
            <text:p text:style-name="P9"><text:span text:style-name="T16"><text:s text:c="2"/></text:span><text:span text:style-name="T14">}</text:span></text:p>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38.862cm" svg:height="3.817cm" svg:x="1.27cm" svg:y="0.254cm" presentation:class="title" presentation:user-transformed="true">
          <draw:text-box>
            <text:p>Our strict invariant protocol</text:p>
          </draw:text-box>
        </draw:frame>
        <draw:frame presentation:style-name="pr8" draw:text-style-name="P6" draw:layer="layout" svg:width="38.692cm" svg:height="17.803cm" svg:x="1.132cm" svg:y="4.17cm" presentation:class="outline" presentation:user-transformed="true">
          <draw:text-box>
            <text:list text:style-name="L2">
              <text:list-item>
                <text:p text:style-name="P6"><text:span text:style-name="T6">At all times, the invariant of every object involved in execution holds.</text:span></text:p>
              </text:list-item>
              <text:list-item>
                <text:p text:style-name="P6"><text:span text:style-name="T6">Thus objects can be broken only when the object is not (currently) involved in execution.</text:span></text:p>
              </text:list-item>
              <text:list-item>
                <text:p text:style-name="P6"><text:span text:style-name="T6">An object is </text:span><text:span text:style-name="T21">involved in execution</text:span><text:span text:style-name="T6"> when it is in the ROG of any of the objects mentioned in the method call, field access, or field update that is about to be reduced</text:span></text:p>
                <text:p text:style-name="P6"><text:span text:style-name="T6"/></text:p>
              </text:list-item>
              <text:list-item>
                <text:p text:style-name="P6"><text:span text:style-name="T6">Our strict protocol supports easier reasoning: an object can never be observed broken.</text:span></text:p>
              </text:list-item>
              <text:list-item>
                <text:p text:style-name="P6"><text:span text:style-name="T6">We argue that it is not overly restrictive, and we show many examples supporting our statement.</text:span></text:p>
              </text:list-item>
            </text:list>
          </draw:text-box>
        </draw:frame>
        <presentation:notes draw:style-name="dp1">
          <office:forms form:automatic-focus="false" form:apply-design-mode="false"/>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13.97cm" svg:height="3.817cm" svg:x="26.162cm" svg:y="0.254cm" presentation:class="title" presentation:user-transformed="true">
          <draw:text-box>
            <text:p>How to do Range?</text:p>
          </draw:text-box>
        </draw:frame>
        <draw:frame presentation:style-name="pr9" draw:text-style-name="P6" draw:layer="layout" svg:width="38.692cm" svg:height="8.151cm" svg:x="1.132cm" svg:y="16.347cm" presentation:class="outline" presentation:user-transformed="true">
          <draw:text-box>
            <text:list text:style-name="L2">
              <text:list-item>
                <text:p text:style-name="P6"><text:span text:style-name="T6">Easy if we accept a little more indirection.</text:span></text:p>
              </text:list-item>
              <text:list-item>
                <text:p text:style-name="P6"><text:span text:style-name="T6">The idea is that the outer Range object is not in the ROG of any object involved in the call to ‘this.box.set(min, max)’</text:span></text:p>
              </text:list-item>
            </text:list>
          </draw:text-box>
        </draw:frame>
        <draw:frame draw:style-name="gr6" draw:text-style-name="P10" draw:layer="layout" svg:width="33.528cm" svg:height="15.627cm" svg:x="0.762cm" svg:y="0.762cm">
          <draw:text-box>
            <text:p text:style-name="P7"><text:span text:style-name="T16"><text:s text:c="2"/></text:span><text:span text:style-name="T13">class</text:span><text:span text:style-name="T14"> BoxRange{</text:span><text:span text:style-name="T11">//no invariant in BoxRange</text:span></text:p>
            <text:p text:style-name="P11"><text:span text:style-name="T13"><text:s text:c="3"/></text:span><text:span text:style-name="T13">field</text:span><text:span text:style-name="T22"> </text:span><text:span text:style-name="T15">min</text:span><text:span text:style-name="T14">; </text:span></text:p>
            <text:p text:style-name="P12"><text:span text:style-name="T13"><text:s text:c="3"/></text:span><text:span text:style-name="T13">field </text:span><text:span text:style-name="T15">max</text:span><text:span text:style-name="T14">;</text:span></text:p>
            <text:p text:style-name="P11"><text:span text:style-name="T14"><text:s text:c="3"/></text:span><text:span text:style-name="T14">BoxRange(min, max){ </text:span><text:span text:style-name="T13">this</text:span><text:span text:style-name="T14">.set(min, max); }</text:span></text:p>
            <text:p text:style-name="P13"><text:span text:style-name="T13"><text:s text:c="3"/></text:span><text:span text:style-name="T13">method</text:span><text:span text:style-name="T14"> set(min, max){</text:span></text:p>
            <text:p text:style-name="P11"><text:span text:style-name="T14"><text:s text:c="4"/></text:span><text:span text:style-name="T13">if</text:span><text:span text:style-name="T14">(min &gt;= max){ </text:span><text:span text:style-name="T13">throw</text:span><text:span text:style-name="T14"> </text:span><text:span text:style-name="T13">new</text:span><text:span text:style-name="T14"> Error(</text:span><text:span text:style-name="T11">/**/</text:span><text:span text:style-name="T14">); }</text:span></text:p>
            <text:p text:style-name="P11"><text:span text:style-name="T14"><text:s text:c="4"/></text:span><text:span text:style-name="T13">this</text:span><text:span text:style-name="T14">.min = min;</text:span></text:p>
            <text:p text:style-name="P11"><text:span text:style-name="T14"><text:s text:c="4"/></text:span><text:span text:style-name="T13">this</text:span><text:span text:style-name="T14">.max = max;</text:span></text:p>
            <text:p text:style-name="P13"><text:span text:style-name="T14"><text:s text:c="2"/></text:span><text:span text:style-name="T14">}</text:span></text:p>
            <text:p text:style-name="P13"><text:span text:style-name="T14">}</text:span></text:p>
            <text:p text:style-name="P11"><text:span text:style-name="T13">class</text:span><text:span text:style-name="T14"> Range{</text:span></text:p>
            <text:p text:style-name="P11"><text:span text:style-name="T14"><text:s text:c="2"/></text:span><text:span text:style-name="T13">private</text:span><text:span text:style-name="T23"> </text:span><text:span text:style-name="T13">field</text:span><text:span text:style-name="T14"> </text:span><text:span text:style-name="T15">box</text:span><text:span text:style-name="T14">; </text:span><text:span text:style-name="T11">//box contains a BoxRange</text:span></text:p>
            <text:p text:style-name="P11"><text:span text:style-name="T14"><text:s text:c="2"/></text:span><text:span text:style-name="T14">Range(min, max){ </text:span><text:span text:style-name="T13">this</text:span><text:span text:style-name="T14">.box = </text:span><text:span text:style-name="T13">new</text:span><text:span text:style-name="T14"> BoxRange(min, max); }</text:span></text:p>
            <text:p text:style-name="P11"><text:span text:style-name="T13"><text:s text:c="2"/></text:span><text:span text:style-name="T13">method</text:span><text:span text:style-name="T24"> </text:span><text:span text:style-name="T14">invariant(){ </text:span><text:span text:style-name="T13">return</text:span><text:span text:style-name="T14"> </text:span><text:span text:style-name="T13">this</text:span><text:span text:style-name="T14">.box.min &lt; </text:span><text:span text:style-name="T13">this</text:span><text:span text:style-name="T14">.box.max; }</text:span></text:p>
            <text:p text:style-name="P12"><text:span text:style-name="T13"><text:s text:c="2"/></text:span><text:span text:style-name="T13">method</text:span><text:span text:style-name="T24"> </text:span><text:span text:style-name="T14">set(min, max){ </text:span><text:span text:style-name="T13">this</text:span><text:span text:style-name="T14">.box.set(min, max); }</text:span></text:p>
            <text:p text:style-name="P14"><text:span text:style-name="T14">}</text:span></text:p>
          </draw:text-box>
        </draw:frame>
        <presentation:notes draw:style-name="dp1">
          <office:forms form:automatic-focus="false" form:apply-design-mode="false"/>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40.278cm" svg:height="3.817cm" svg:x="0.254cm" svg:y="0.254cm" presentation:class="title" presentation:user-transformed="true">
          <draw:text-box>
            <text:p>Can languages ensure that we follow our approach correctly? Can they inject the checks for us?</text:p>
          </draw:text-box>
        </draw:frame>
        <draw:frame presentation:style-name="pr10" draw:text-style-name="P6" draw:layer="layout" svg:width="38.692cm" svg:height="14.517cm" svg:x="1.132cm" svg:y="7.747cm" presentation:class="outline" presentation:user-transformed="true">
          <draw:text-box>
            <text:list text:style-name="L2">
              <text:list-item>
                <text:p text:style-name="P6"><text:span text:style-name="T21">Type systems can do it!</text:span></text:p>
              </text:list-item>
              <text:list-item>
                <text:p text:style-name="P6"><text:span text:style-name="T6">There are now at least 3 different programming languages supporting reference and object capabilities strong enough to encode the restrictions we need: </text:span><text:span text:style-name="T6"><text:line-break/></text:span><text:span text:style-name="T6"> <text:s/>L42, Pony and an Internal Microsoft language (Gordon et al)</text:span></text:p>
              </text:list-item>
              <text:list-item>
                <text:p text:style-name="P6"><text:span text:style-name="T6">Any language with those safety features can support our work.</text:span></text:p>
              </text:list-item>
              <text:list-item>
                <text:p text:style-name="P6"><text:span text:style-name="T6">Not enough time to explain reference and object capabilities</text:span></text:p>
                <text:list>
                  <text:list-item>
                    <text:p><text:span text:style-name="T6">Experiments show that they are not too restrictive or invasive (whole sections of code can basically opt out)</text:span></text:p>
                  </text:list-item>
                </text:list>
              </text:list-item>
            </text:list>
          </draw:text-box>
        </draw:frame>
        <draw:frame draw:style-name="gr7" draw:text-style-name="P10" draw:layer="layout" svg:width="33.528cm" svg:height="4.095cm" svg:x="0.762cm" svg:y="4.262cm">
          <draw:text-box>
            <text:p text:style-name="P7"><text:span text:style-name="T9">capsule, mut, imm, read </text:span><text:span text:style-name="T18">//Many type systems now support those</text:span></text:p>
            <text:p text:style-name="P7"><text:span text:style-name="T13"/></text:p>
            <text:p text:style-name="P7"><text:span text:style-name="T13">rep </text:span><text:span text:style-name="T11">//We add support for ‘rep’ fields</text:span></text:p>
            <text:p text:style-name="P11"><text:span text:style-name="T14"/></text:p>
          </draw:text-box>
        </draw:frame>
        <presentation:notes draw:style-name="dp1">
          <office:forms form:automatic-focus="false" form:apply-design-mode="false"/>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12.194cm" svg:height="3.817cm" svg:x="28.062cm" svg:y="3.754cm" presentation:class="title" presentation:user-transformed="true">
          <draw:text-box>
            <text:p>Person with<text:line-break/> valid name</text:p>
          </draw:text-box>
        </draw:frame>
        <draw:frame presentation:style-name="pr11" draw:text-style-name="P6" draw:layer="layout" svg:width="38.692cm" svg:height="8.151cm" svg:x="1.132cm" svg:y="16.347cm" presentation:class="outline" presentation:user-transformed="true">
          <draw:text-box>
            <text:list text:style-name="L2">
              <text:list-item>
                <text:p text:style-name="P6"><text:span text:style-name="T6">Full code: explicit checks and explicit ‘imm’ capabilities</text:span></text:p>
              </text:list-item>
            </text:list>
          </draw:text-box>
        </draw:frame>
        <draw:frame draw:style-name="gr8" draw:text-style-name="P10" draw:layer="layout" svg:width="33.528cm" svg:height="13.97cm" svg:x="0.762cm" svg:y="0.362cm">
          <draw:text-box>
            <text:p text:style-name="P8"><text:span text:style-name="T9">class</text:span><text:span text:style-name="T10"> </text:span><text:span text:style-name="T20">Person</text:span><text:span text:style-name="T14"> {</text:span></text:p>
            <text:p text:style-name="P8"><text:span text:style-name="T10"><text:s text:c="2"/></text:span><text:span text:style-name="T9">read</text:span><text:span text:style-name="T10"> </text:span><text:span text:style-name="T9">method</text:span><text:span text:style-name="T10"> </text:span><text:span text:style-name="T9">imm</text:span><text:span text:style-name="T10"> </text:span><text:span text:style-name="T20">Bool</text:span><text:span text:style-name="T14"> invariant() { </text:span><text:span text:style-name="T13">return</text:span><text:span text:style-name="T14"> !name.isEmpty(); }</text:span></text:p>
            <text:p text:style-name="P8"><text:span text:style-name="T12"><text:s text:c="2"/></text:span><text:span text:style-name="T9">private</text:span><text:span text:style-name="T10"> </text:span><text:span text:style-name="T9">imm</text:span><text:span text:style-name="T14"> </text:span><text:span text:style-name="T20">String</text:span><text:span text:style-name="T14"> name;</text:span></text:p>
            <text:p text:style-name="P8"><text:span text:style-name="T10"><text:s text:c="2"/></text:span><text:span text:style-name="T9">read</text:span><text:span text:style-name="T10"> </text:span><text:span text:style-name="T9">method</text:span><text:span text:style-name="T10"> </text:span><text:span text:style-name="T9">imm</text:span><text:span text:style-name="T10"> </text:span><text:span text:style-name="T20">String </text:span><text:span text:style-name="T14">name() { </text:span><text:span text:style-name="T13">return</text:span><text:span text:style-name="T14"> </text:span><text:span text:style-name="T13">this</text:span><text:span text:style-name="T14">.name; }</text:span></text:p>
            <text:p text:style-name="P8"><text:span text:style-name="T10"><text:s text:c="2"/></text:span><text:span text:style-name="T9">mut</text:span><text:span text:style-name="T10"> </text:span><text:span text:style-name="T9">method</text:span><text:span text:style-name="T10"> </text:span><text:span text:style-name="T9">imm</text:span><text:span text:style-name="T10"> </text:span><text:span text:style-name="T19">Void </text:span><text:span text:style-name="T10">name(</text:span><text:span text:style-name="T9">imm</text:span><text:span text:style-name="T10"> </text:span><text:span text:style-name="T20">String</text:span><text:span text:style-name="T14"> </text:span><text:span text:style-name="T25">name</text:span><text:span text:style-name="T14">) {</text:span></text:p>
            <text:p text:style-name="P8"><text:span text:style-name="T14"><text:s text:c="4"/></text:span><text:span text:style-name="T13">this</text:span><text:span text:style-name="T14">.name = </text:span><text:span text:style-name="T25">name</text:span><text:span text:style-name="T14">; </text:span><text:span text:style-name="T11">// check after field update</text:span></text:p>
            <text:p text:style-name="P8"><text:span text:style-name="T14"><text:s text:c="4"/></text:span><text:span text:style-name="T13">if</text:span><text:span text:style-name="T14"> (!</text:span><text:span text:style-name="T13">this</text:span><text:span text:style-name="T14">.invariant()){ </text:span><text:span text:style-name="T13">throw</text:span><text:span text:style-name="T14"> </text:span><text:span text:style-name="T13">new</text:span><text:span text:style-name="T14"> </text:span><text:span text:style-name="T20">Error</text:span><text:span text:style-name="T14">(...); } <text:s/></text:span></text:p>
            <text:p text:style-name="P9"><text:span text:style-name="T14"><text:s text:c="2"/></text:span><text:span text:style-name="T14">}</text:span></text:p>
            <text:p text:style-name="P15"><text:span text:style-name="T19"><text:s text:c="2"/></text:span><text:span text:style-name="T19">Person</text:span><text:span text:style-name="T10">(</text:span><text:span text:style-name="T9">imm</text:span><text:span text:style-name="T10"> </text:span><text:span text:style-name="T20">String</text:span><text:span text:style-name="T14"> name) {</text:span></text:p>
            <text:p text:style-name="P8"><text:span text:style-name="T14"><text:s text:c="4"/></text:span><text:span text:style-name="T13">this</text:span><text:span text:style-name="T14">.name = name; </text:span><text:span text:style-name="T11">// check at end of constructor</text:span></text:p>
            <text:p text:style-name="P8"><text:span text:style-name="T12"><text:s text:c="4"/></text:span><text:span text:style-name="T9">if</text:span><text:span text:style-name="T12"> (!</text:span><text:span text:style-name="T9">this</text:span><text:span text:style-name="T12">.invariant()){ </text:span><text:span text:style-name="T9">throw</text:span><text:span text:style-name="T12"> </text:span><text:span text:style-name="T9">new</text:span><text:span text:style-name="T10"> </text:span><text:span text:style-name="T20">Error</text:span><text:span text:style-name="T14">(...); }</text:span></text:p>
            <text:p text:style-name="P9"><text:span text:style-name="T14"><text:s text:c="3"/></text:span><text:span text:style-name="T14">}</text:span></text:p>
            <text:p text:style-name="P9"><text:span text:style-name="T14">}</text:span></text:p>
          </draw:text-box>
        </draw:frame>
        <presentation:notes draw:style-name="dp1">
          <office:forms form:automatic-focus="false" form:apply-design-mode="false"/>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12.194cm" svg:height="3.817cm" svg:x="28.062cm" svg:y="3.754cm" presentation:class="title" presentation:user-transformed="true">
          <draw:text-box>
            <text:p>Person with<text:line-break/> valid name</text:p>
          </draw:text-box>
        </draw:frame>
        <draw:frame presentation:style-name="pr12" draw:text-style-name="P6" draw:layer="layout" svg:width="38.692cm" svg:height="8.151cm" svg:x="1.132cm" svg:y="16.347cm" presentation:class="outline" presentation:user-transformed="true">
          <draw:text-box>
            <text:list text:style-name="L2">
              <text:list-item>
                <text:p text:style-name="P6"><text:span text:style-name="T6">Simplified code: </text:span><text:span text:style-name="T6"><text:line-break/></text:span><text:span text:style-name="T6">checks inserted by the language <text:s/>and implicit ‘imm’ capabilities</text:span></text:p>
              </text:list-item>
            </text:list>
          </draw:text-box>
        </draw:frame>
        <draw:frame draw:style-name="gr9" draw:text-style-name="P10" draw:layer="layout" svg:width="33.528cm" svg:height="13.97cm" svg:x="0.762cm" svg:y="0.362cm">
          <draw:text-box>
            <text:p text:style-name="P8"><text:span text:style-name="T9">class</text:span><text:span text:style-name="T10"> </text:span><text:span text:style-name="T20">Person</text:span><text:span text:style-name="T14"> {</text:span></text:p>
            <text:p text:style-name="P8"><text:span text:style-name="T10"><text:s text:c="2"/></text:span><text:span text:style-name="T9">read</text:span><text:span text:style-name="T10"> </text:span><text:span text:style-name="T9">method</text:span><text:span text:style-name="T10"> </text:span><text:span text:style-name="T20">Bool</text:span><text:span text:style-name="T14"> invariant() { </text:span><text:span text:style-name="T13">return</text:span><text:span text:style-name="T14"> !name.isEmpty(); }</text:span></text:p>
            <text:p text:style-name="P8"><text:span text:style-name="T12"><text:s text:c="2"/></text:span><text:span text:style-name="T9">private</text:span><text:span text:style-name="T14"> </text:span><text:span text:style-name="T20">String</text:span><text:span text:style-name="T14"> name;</text:span></text:p>
            <text:p text:style-name="P8"><text:span text:style-name="T10"><text:s text:c="2"/></text:span><text:span text:style-name="T9">read</text:span><text:span text:style-name="T10"> </text:span><text:span text:style-name="T9">method</text:span><text:span text:style-name="T10"> </text:span><text:span text:style-name="T20">String </text:span><text:span text:style-name="T14">name() { </text:span><text:span text:style-name="T13">return</text:span><text:span text:style-name="T14"> </text:span><text:span text:style-name="T13">this</text:span><text:span text:style-name="T14">.name; }</text:span></text:p>
            <text:p text:style-name="P8"><text:span text:style-name="T10"><text:s text:c="2"/></text:span><text:span text:style-name="T9">mut</text:span><text:span text:style-name="T10"> </text:span><text:span text:style-name="T9">method</text:span><text:span text:style-name="T10"> </text:span><text:span text:style-name="T19">Void </text:span><text:span text:style-name="T10">name(</text:span><text:span text:style-name="T20">String</text:span><text:span text:style-name="T14"> </text:span><text:span text:style-name="T25">name</text:span><text:span text:style-name="T14">) {</text:span></text:p>
            <text:p text:style-name="P8"><text:span text:style-name="T14"><text:s text:c="4"/></text:span><text:span text:style-name="T13">this</text:span><text:span text:style-name="T14">.name = </text:span><text:span text:style-name="T25">name</text:span><text:span text:style-name="T14">;</text:span><text:span text:style-name="T14"> <text:s/></text:span></text:p>
            <text:p text:style-name="P9"><text:span text:style-name="T14"><text:s text:c="2"/></text:span><text:span text:style-name="T14">}</text:span></text:p>
            <text:p text:style-name="P15"><text:span text:style-name="T19"><text:s text:c="2"/></text:span><text:span text:style-name="T19">Person</text:span><text:span text:style-name="T10">(</text:span><text:span text:style-name="T20">String</text:span><text:span text:style-name="T14"> name) {</text:span></text:p>
            <text:p text:style-name="P8"><text:span text:style-name="T14"><text:s text:c="4"/></text:span><text:span text:style-name="T13">this</text:span><text:span text:style-name="T14">.name = name;</text:span></text:p>
            <text:p text:style-name="P9"><text:span text:style-name="T14"><text:s text:c="3"/></text:span><text:span text:style-name="T14">}</text:span></text:p>
            <text:p text:style-name="P9"><text:span text:style-name="T14">}</text:span></text:p>
          </draw:text-box>
        </draw:frame>
        <presentation:notes draw:style-name="dp1">
          <office:forms form:automatic-focus="false" form:apply-design-mode="false"/>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12.194cm" svg:height="3.817cm" svg:x="28.062cm" svg:y="3.754cm" presentation:class="title" presentation:user-transformed="true">
          <draw:text-box>
            <text:p>Person with<text:line-break/> valid name</text:p>
          </draw:text-box>
        </draw:frame>
        <draw:frame presentation:style-name="pr13" draw:text-style-name="P16" draw:layer="layout" svg:width="38.692cm" svg:height="13.114cm" svg:x="0.724cm" svg:y="9.492cm" presentation:class="outline" presentation:user-transformed="true">
          <draw:text-box>
            <text:p text:style-name="P16"><text:span text:style-name="T6">What could go wrong here?</text:span></text:p>
            <text:p text:style-name="P16"><text:span text:style-name="T6"/></text:p>
            <text:p text:style-name="P16"><text:span text:style-name="T6">This code is accepted by our approach.</text:span></text:p>
            <text:p text:style-name="P16"><text:span text:style-name="T6">We want this code to correctly enforce the invariant.</text:span></text:p>
            <text:p text:style-name="P16"><text:span text:style-name="T6">We want to make sure that no other code can sneakily break it!</text:span></text:p>
          </draw:text-box>
        </draw:frame>
        <draw:frame draw:style-name="gr10" draw:text-style-name="P20" draw:layer="layout" svg:width="33.528cm" svg:height="8.782cm" svg:x="0.762cm" svg:y="0.362cm">
          <draw:text-box>
            <text:p text:style-name="P17"><text:span text:style-name="T26">class</text:span><text:span text:style-name="T27"> </text:span><text:span text:style-name="T28">Person</text:span><text:span text:style-name="T29"> {</text:span></text:p>
            <text:p text:style-name="P17"><text:span text:style-name="T27"><text:s text:c="2"/></text:span><text:span text:style-name="T26">read</text:span><text:span text:style-name="T27"> </text:span><text:span text:style-name="T26">method</text:span><text:span text:style-name="T27"> </text:span><text:span text:style-name="T28">Bool</text:span><text:span text:style-name="T29"> invariant() { </text:span><text:span text:style-name="T30">return</text:span><text:span text:style-name="T29"> !name.isEmpty(); }</text:span></text:p>
            <text:p text:style-name="P17"><text:span text:style-name="T31"><text:s text:c="2"/></text:span><text:span text:style-name="T26">private</text:span><text:span text:style-name="T29"> </text:span><text:span text:style-name="T28">String</text:span><text:span text:style-name="T29"> name;</text:span></text:p>
            <text:p text:style-name="P17"><text:span text:style-name="T27"><text:s text:c="2"/></text:span><text:span text:style-name="T26">read</text:span><text:span text:style-name="T27"> </text:span><text:span text:style-name="T26">method</text:span><text:span text:style-name="T27"> </text:span><text:span text:style-name="T28">String </text:span><text:span text:style-name="T29">name() { </text:span><text:span text:style-name="T30">return</text:span><text:span text:style-name="T29"> </text:span><text:span text:style-name="T30">this</text:span><text:span text:style-name="T29">.name; }</text:span></text:p>
            <text:p text:style-name="P17"><text:span text:style-name="T27"><text:s text:c="2"/></text:span><text:span text:style-name="T26">mut</text:span><text:span text:style-name="T27"> </text:span><text:span text:style-name="T26">method</text:span><text:span text:style-name="T27"> </text:span><text:span text:style-name="T32">Void </text:span><text:span text:style-name="T27">name(</text:span><text:span text:style-name="T28">String</text:span><text:span text:style-name="T29"> </text:span><text:span text:style-name="T33">name</text:span><text:span text:style-name="T29">) {</text:span></text:p>
            <text:p text:style-name="P17"><text:span text:style-name="T29"><text:s text:c="4"/></text:span><text:span text:style-name="T30">this</text:span><text:span text:style-name="T29">.name = </text:span><text:span text:style-name="T33">name</text:span><text:span text:style-name="T29">; <text:s/></text:span></text:p>
            <text:p text:style-name="P18"><text:span text:style-name="T29"><text:s text:c="2"/></text:span><text:span text:style-name="T29">}</text:span></text:p>
            <text:p text:style-name="P19"><text:span text:style-name="T32"><text:s text:c="2"/></text:span><text:span text:style-name="T32">Person</text:span><text:span text:style-name="T27">(</text:span><text:span text:style-name="T28">String</text:span><text:span text:style-name="T29"> name) { </text:span><text:span text:style-name="T30">this</text:span><text:span text:style-name="T29">.name = name; }</text:span></text:p>
            <text:p text:style-name="P18"><text:span text:style-name="T29">}</text:span></text:p>
          </draw:text-box>
        </draw:frame>
        <presentation:notes draw:style-name="dp1">
          <office:forms form:automatic-focus="false" form:apply-design-mode="false"/>
          <draw:page-thumbnail draw:style-name="gr1" draw:layer="layout" svg:width="13.968cm" svg:height="10.476cm" svg:x="3.81cm" svg:y="2.123cm" draw:page-number="13" presentation:class="page"/>
          <draw:frame presentation:style-name="pr2" draw:text-style-name="P2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12.194cm" svg:height="5.665cm" svg:x="28.062cm" svg:y="2.83cm" presentation:class="title" presentation:user-transformed="true">
          <draw:text-box>
            <text:p>Attack 1:<text:line-break/>Non determinism</text:p>
          </draw:text-box>
        </draw:frame>
        <draw:frame draw:style-name="gr11" draw:text-style-name="P20" draw:layer="layout" svg:width="33.528cm" svg:height="8.782cm" svg:x="0.762cm" svg:y="0.362cm">
          <draw:text-box>
            <text:p text:style-name="P17"><text:span text:style-name="T26">class</text:span><text:span text:style-name="T27"> </text:span><text:span text:style-name="T28">Person</text:span><text:span text:style-name="T29"> {</text:span></text:p>
            <text:p text:style-name="P17"><text:span text:style-name="T27"><text:s text:c="2"/></text:span><text:span text:style-name="T26">read</text:span><text:span text:style-name="T27"> </text:span><text:span text:style-name="T26">method</text:span><text:span text:style-name="T27"> </text:span><text:span text:style-name="T28">Bool</text:span><text:span text:style-name="T29"> invariant() { </text:span><text:span text:style-name="T30">return</text:span><text:span text:style-name="T29"> !name.isEmpty(); }</text:span></text:p>
            <text:p text:style-name="P17"><text:span text:style-name="T31"><text:s text:c="2"/></text:span><text:span text:style-name="T26">private</text:span><text:span text:style-name="T29"> </text:span><text:span text:style-name="T28">String</text:span><text:span text:style-name="T29"> name;</text:span></text:p>
            <text:p text:style-name="P17"><text:span text:style-name="T27"><text:s text:c="2"/></text:span><text:span text:style-name="T26">read</text:span><text:span text:style-name="T27"> </text:span><text:span text:style-name="T26">method</text:span><text:span text:style-name="T27"> </text:span><text:span text:style-name="T28">String </text:span><text:span text:style-name="T29">name() { </text:span><text:span text:style-name="T30">return</text:span><text:span text:style-name="T29"> </text:span><text:span text:style-name="T30">this</text:span><text:span text:style-name="T29">.name; }</text:span></text:p>
            <text:p text:style-name="P17"><text:span text:style-name="T27"><text:s text:c="2"/></text:span><text:span text:style-name="T26">mut</text:span><text:span text:style-name="T27"> </text:span><text:span text:style-name="T26">method</text:span><text:span text:style-name="T27"> </text:span><text:span text:style-name="T32">Void </text:span><text:span text:style-name="T27">name(</text:span><text:span text:style-name="T28">String</text:span><text:span text:style-name="T29"> </text:span><text:span text:style-name="T33">name</text:span><text:span text:style-name="T29">) {</text:span></text:p>
            <text:p text:style-name="P17"><text:span text:style-name="T29"><text:s text:c="4"/></text:span><text:span text:style-name="T30">this</text:span><text:span text:style-name="T29">.name = </text:span><text:span text:style-name="T33">name</text:span><text:span text:style-name="T29">; <text:s/></text:span></text:p>
            <text:p text:style-name="P18"><text:span text:style-name="T29"><text:s text:c="2"/></text:span><text:span text:style-name="T29">}</text:span></text:p>
            <text:p text:style-name="P19"><text:span text:style-name="T32"><text:s text:c="2"/></text:span><text:span text:style-name="T32">Person</text:span><text:span text:style-name="T27">(</text:span><text:span text:style-name="T28">String</text:span><text:span text:style-name="T29"> name) { </text:span><text:span text:style-name="T30">this</text:span><text:span text:style-name="T29">.name = name; }</text:span></text:p>
            <text:p text:style-name="P18"><text:span text:style-name="T29">}</text:span></text:p>
          </draw:text-box>
        </draw:frame>
        <draw:frame draw:style-name="gr12" draw:text-style-name="P24" draw:layer="layout" svg:width="38.941cm" svg:height="10.763cm" svg:x="0.683cm" svg:y="12.954cm">
          <draw:text-box>
            <text:p text:style-name="P17"><text:span text:style-name="T26">class</text:span><text:span text:style-name="T27"> </text:span><text:span text:style-name="T32">EvilString</text:span><text:span text:style-name="T31"> </text:span><text:span text:style-name="T26">extends</text:span><text:span text:style-name="T27"> </text:span><text:span text:style-name="T32">String</text:span><text:span text:style-name="T29"> {</text:span><text:span text:style-name="T34">//INVALID EXAMPLE</text:span></text:p>
            <text:p text:style-name="P17"><text:span text:style-name="T35"><text:s text:c="2"/></text:span><text:span text:style-name="T35">@</text:span><text:span text:style-name="T36">Override</text:span><text:span text:style-name="T27"> </text:span><text:span text:style-name="T26">read</text:span><text:span text:style-name="T27"> </text:span><text:span text:style-name="T26">method</text:span><text:span text:style-name="T27"> </text:span><text:span text:style-name="T28">Bool</text:span><text:span text:style-name="T29"> isEmpty() {</text:span></text:p>
            <text:p text:style-name="P22"><text:span text:style-name="T37"><text:s text:c="4"/></text:span><text:span text:style-name="T38">//Creates a new object capability out of thin air</text:span></text:p>
            <text:p text:style-name="P23"><text:span text:style-name="T26"><text:s text:c="4"/></text:span><text:span text:style-name="T26">return</text:span><text:span text:style-name="T31"> </text:span><text:span text:style-name="T26">new</text:span><text:span text:style-name="T27"> </text:span><text:span text:style-name="T32">Random</text:span><text:span text:style-name="T27">().nextBool();</text:span><text:span text:style-name="T34">//We restrict the creation of objects</text:span></text:p>
            <text:p text:style-name="P23"><text:span text:style-name="T34"><text:s text:c="30"/></text:span><text:span text:style-name="T34">//with system dependent / non deterministic behavior</text:span></text:p>
            <text:p text:style-name="P17"><text:span text:style-name="T29"><text:s text:c="2"/></text:span><text:span text:style-name="T29">}}</text:span></text:p>
            <text:p text:style-name="P18"><text:span text:style-name="T37">...</text:span></text:p>
            <text:p text:style-name="P17"><text:span text:style-name="T26">method mut </text:span><text:span text:style-name="T32">Person</text:span><text:span text:style-name="T27"> createPersons(</text:span><text:span text:style-name="T32">String</text:span><text:span text:style-name="T29"> name) {</text:span></text:p>
            <text:p text:style-name="P22"><text:span text:style-name="T38">// we can not be sure that name is not an EvilString</text:span></text:p>
            <text:p text:style-name="P17"><text:span text:style-name="T26">mut</text:span><text:span text:style-name="T27"> </text:span><text:span text:style-name="T32">Person</text:span><text:span text:style-name="T31"> schrodinger = </text:span><text:span text:style-name="T26">new</text:span><text:span text:style-name="T27"> </text:span><text:span text:style-name="T32">Person</text:span><text:span text:style-name="T29">(name); </text:span><text:span text:style-name="T34">// exception here?</text:span></text:p>
            <text:p text:style-name="P17"><text:span text:style-name="T30">assert</text:span><text:span text:style-name="T29"> schrodinger.invariant(); </text:span><text:span text:style-name="T34">// will this fail?</text:span></text:p>
          </draw:text-box>
        </draw:frame>
        <draw:frame presentation:style-name="pr14" draw:text-style-name="P16" draw:layer="layout" svg:width="38.692cm" svg:height="3.032cm" svg:x="0.724cm" svg:y="8.092cm" presentation:class="outline" presentation:user-transformed="true">
          <draw:text-box>
            <text:p text:style-name="P16"><text:span text:style-name="T6">What can go wrong here?</text:span></text:p>
          </draw:text-box>
        </draw:frame>
        <presentation:notes draw:style-name="dp1">
          <office:forms form:automatic-focus="false" form:apply-design-mode="false"/>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12.194cm" svg:height="5.665cm" svg:x="28.062cm" svg:y="2.83cm" presentation:class="title" presentation:user-transformed="true">
          <draw:text-box>
            <text:p>Attack 2:<text:line-break/>mutation back doors</text:p>
          </draw:text-box>
        </draw:frame>
        <draw:frame presentation:style-name="pr15" draw:text-style-name="P16" draw:layer="layout" svg:width="38.692cm" svg:height="3.032cm" svg:x="0.724cm" svg:y="8.092cm" presentation:class="outline" presentation:user-transformed="true">
          <draw:text-box>
            <text:p text:style-name="P16"><text:span text:style-name="T6">What can go wrong here?</text:span></text:p>
          </draw:text-box>
        </draw:frame>
        <draw:frame draw:style-name="gr13" draw:text-style-name="P20" draw:layer="layout" svg:width="33.528cm" svg:height="8.782cm" svg:x="0.762cm" svg:y="0.362cm">
          <draw:text-box>
            <text:p text:style-name="P17"><text:span text:style-name="T26">class</text:span><text:span text:style-name="T27"> </text:span><text:span text:style-name="T28">Person</text:span><text:span text:style-name="T29"> {</text:span></text:p>
            <text:p text:style-name="P17"><text:span text:style-name="T27"><text:s text:c="2"/></text:span><text:span text:style-name="T26">read</text:span><text:span text:style-name="T27"> </text:span><text:span text:style-name="T26">method</text:span><text:span text:style-name="T27"> </text:span><text:span text:style-name="T28">Bool</text:span><text:span text:style-name="T29"> invariant() { </text:span><text:span text:style-name="T30">return</text:span><text:span text:style-name="T29"> !name.isEmpty(); }</text:span></text:p>
            <text:p text:style-name="P17"><text:span text:style-name="T31"><text:s text:c="2"/></text:span><text:span text:style-name="T26">private</text:span><text:span text:style-name="T29"> </text:span><text:span text:style-name="T28">String</text:span><text:span text:style-name="T29"> name;</text:span></text:p>
            <text:p text:style-name="P17"><text:span text:style-name="T27"><text:s text:c="2"/></text:span><text:span text:style-name="T26">read</text:span><text:span text:style-name="T27"> </text:span><text:span text:style-name="T26">method</text:span><text:span text:style-name="T27"> </text:span><text:span text:style-name="T28">String </text:span><text:span text:style-name="T29">name() { </text:span><text:span text:style-name="T30">return</text:span><text:span text:style-name="T29"> </text:span><text:span text:style-name="T30">this</text:span><text:span text:style-name="T29">.name; }</text:span></text:p>
            <text:p text:style-name="P17"><text:span text:style-name="T27"><text:s text:c="2"/></text:span><text:span text:style-name="T26">mut</text:span><text:span text:style-name="T27"> </text:span><text:span text:style-name="T26">method</text:span><text:span text:style-name="T27"> </text:span><text:span text:style-name="T32">Void </text:span><text:span text:style-name="T27">name(</text:span><text:span text:style-name="T28">String</text:span><text:span text:style-name="T29"> </text:span><text:span text:style-name="T33">name</text:span><text:span text:style-name="T29">) {</text:span></text:p>
            <text:p text:style-name="P17"><text:span text:style-name="T29"><text:s text:c="4"/></text:span><text:span text:style-name="T30">this</text:span><text:span text:style-name="T29">.name = </text:span><text:span text:style-name="T33">name</text:span><text:span text:style-name="T29">; <text:s/></text:span></text:p>
            <text:p text:style-name="P18"><text:span text:style-name="T29"><text:s text:c="2"/></text:span><text:span text:style-name="T29">}</text:span></text:p>
            <text:p text:style-name="P19"><text:span text:style-name="T32"><text:s text:c="2"/></text:span><text:span text:style-name="T32">Person</text:span><text:span text:style-name="T27">(</text:span><text:span text:style-name="T28">String</text:span><text:span text:style-name="T29"> name) { </text:span><text:span text:style-name="T30">this</text:span><text:span text:style-name="T29">.name = name; }</text:span></text:p>
            <text:p text:style-name="P18"><text:span text:style-name="T29">}</text:span></text:p>
          </draw:text-box>
        </draw:frame>
        <draw:frame draw:style-name="gr12" draw:text-style-name="P24" draw:layer="layout" svg:width="38.941cm" svg:height="12.515cm" svg:x="0.683cm" svg:y="9.854cm">
          <draw:text-box>
            <text:p text:style-name="P17"><text:span text:style-name="T26">class</text:span><text:span text:style-name="T27"> </text:span><text:span text:style-name="T32">MagicCounter</text:span><text:span text:style-name="T29"> {</text:span><text:span text:style-name="T34">//INVALID EXAMPLE</text:span></text:p>
            <text:p text:style-name="P17"><text:span text:style-name="T32"><text:s text:c="2"/></text:span><text:span text:style-name="T32">Int</text:span><text:span text:style-name="T29"> </text:span><text:span text:style-name="T39">counter</text:span><text:span text:style-name="T29"> = 0;</text:span></text:p>
            <text:p text:style-name="P17"><text:span text:style-name="T26"><text:s text:c="2"/></text:span><text:span text:style-name="T26">method</text:span><text:span text:style-name="T27"> </text:span><text:span text:style-name="T32">Int</text:span><text:span text:style-name="T31"> incr(){ </text:span><text:span text:style-name="T26">return</text:span><text:span text:style-name="T27"> </text:span><text:span text:style-name="T30">unsafe</text:span><text:span text:style-name="T29">{ counter++ }; } </text:span><text:span text:style-name="T34">//using a backdoor</text:span></text:p>
            <text:p text:style-name="P18"><text:span text:style-name="T40">}</text:span></text:p>
            <text:p text:style-name="P17"><text:span text:style-name="T26">class</text:span><text:span text:style-name="T27"> </text:span><text:span text:style-name="T32">NastyS</text:span><text:span text:style-name="T31"> </text:span><text:span text:style-name="T26">extends</text:span><text:span text:style-name="T27"> </text:span><text:span text:style-name="T32">String</text:span><text:span text:style-name="T29"> {..</text:span></text:p>
            <text:p text:style-name="P17"><text:span text:style-name="T27"><text:s text:c="2"/></text:span><text:span text:style-name="T32">MagicCounter</text:span><text:span text:style-name="T31"> </text:span><text:span text:style-name="T41">c</text:span><text:span text:style-name="T31"> = </text:span><text:span text:style-name="T26">new</text:span><text:span text:style-name="T27"> </text:span><text:span text:style-name="T32">MagicCounter</text:span><text:span text:style-name="T29">(0);</text:span><text:span text:style-name="T34">//can be ‘imm’ since it is ‘unsafe’</text:span></text:p>
            <text:p text:style-name="P17"><text:span text:style-name="T42"><text:s text:c="2"/></text:span><text:span text:style-name="T35">@</text:span><text:span text:style-name="T36">Override</text:span><text:span text:style-name="T27"> </text:span><text:span text:style-name="T26">read method</text:span><text:span text:style-name="T27"> </text:span><text:span text:style-name="T32">Bool</text:span><text:span text:style-name="T29"> isEmpty(){ </text:span><text:span text:style-name="T30">return</text:span><text:span text:style-name="T29"> </text:span><text:span text:style-name="T30">this</text:span><text:span text:style-name="T29">.</text:span><text:span text:style-name="T39">c</text:span><text:span text:style-name="T29">.incr() != 2; }</text:span></text:p>
            <text:p text:style-name="P18"><text:span text:style-name="T40">}</text:span></text:p>
            <text:p text:style-name="P18"><text:span text:style-name="T40">...</text:span></text:p>
            <text:p text:style-name="P17"><text:span text:style-name="T32">NastyS</text:span><text:span text:style-name="T41"> name <text:s text:c="2"/></text:span><text:span text:style-name="T31">= </text:span><text:span text:style-name="T26">new</text:span><text:span text:style-name="T27"> </text:span><text:span text:style-name="T32">NastyS</text:span><text:span text:style-name="T29">(); </text:span><text:span text:style-name="T34">//the type system believes name’s ROG is immutable</text:span></text:p>
            <text:p text:style-name="P17"><text:span text:style-name="T32">Person</text:span><text:span text:style-name="T41"> person </text:span><text:span text:style-name="T31">= </text:span><text:span text:style-name="T26">new</text:span><text:span text:style-name="T27"> </text:span><text:span text:style-name="T32">Person</text:span><text:span text:style-name="T39">(name);</text:span><text:span text:style-name="T29"> </text:span><text:span text:style-name="T34">// person is valid, counter=1</text:span></text:p>
            <text:p text:style-name="P17"><text:span text:style-name="T29">name.incr(); <text:s text:c="8"/></text:span><text:span text:style-name="T34">// counter == 2, person is now broken</text:span></text:p>
            <text:p text:style-name="P17"><text:span text:style-name="T29">person.invariant(); <text:s/></text:span><text:span text:style-name="T34">// returns false, counter == 3</text:span></text:p>
            <text:p text:style-name="P17"><text:span text:style-name="T29">person.invariant(); <text:s/></text:span><text:span text:style-name="T34">// returns false, counter == 4</text:span></text:p>
          </draw:text-box>
        </draw:frame>
        <presentation:notes draw:style-name="dp1">
          <office:forms form:automatic-focus="false" form:apply-design-mode="false"/>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12.194cm" svg:height="7.553cm" svg:x="28.062cm" svg:y="1.886cm" presentation:class="title" presentation:user-transformed="true">
          <draw:text-box>
            <text:p>Attack 3:<text:line-break/>lack of exception safety</text:p>
          </draw:text-box>
        </draw:frame>
        <draw:frame presentation:style-name="pr16" draw:text-style-name="P16" draw:layer="layout" svg:width="38.692cm" svg:height="3.032cm" svg:x="0.724cm" svg:y="8.092cm" presentation:class="outline" presentation:user-transformed="true">
          <draw:text-box>
            <text:p text:style-name="P16"><text:span text:style-name="T6">What can go wrong here?</text:span></text:p>
          </draw:text-box>
        </draw:frame>
        <draw:frame draw:style-name="gr14" draw:text-style-name="P20" draw:layer="layout" svg:width="33.528cm" svg:height="8.782cm" svg:x="0.762cm" svg:y="0.362cm">
          <draw:text-box>
            <text:p text:style-name="P17"><text:span text:style-name="T26">class</text:span><text:span text:style-name="T27"> </text:span><text:span text:style-name="T28">Person</text:span><text:span text:style-name="T29"> {</text:span></text:p>
            <text:p text:style-name="P17"><text:span text:style-name="T27"><text:s text:c="2"/></text:span><text:span text:style-name="T26">read</text:span><text:span text:style-name="T27"> </text:span><text:span text:style-name="T26">method</text:span><text:span text:style-name="T27"> </text:span><text:span text:style-name="T28">Bool</text:span><text:span text:style-name="T29"> invariant() { </text:span><text:span text:style-name="T30">return</text:span><text:span text:style-name="T29"> !name.isEmpty(); }</text:span></text:p>
            <text:p text:style-name="P17"><text:span text:style-name="T31"><text:s text:c="2"/></text:span><text:span text:style-name="T26">private</text:span><text:span text:style-name="T29"> </text:span><text:span text:style-name="T28">String</text:span><text:span text:style-name="T29"> name;</text:span></text:p>
            <text:p text:style-name="P17"><text:span text:style-name="T27"><text:s text:c="2"/></text:span><text:span text:style-name="T26">read</text:span><text:span text:style-name="T27"> </text:span><text:span text:style-name="T26">method</text:span><text:span text:style-name="T27"> </text:span><text:span text:style-name="T28">String </text:span><text:span text:style-name="T29">name() { </text:span><text:span text:style-name="T30">return</text:span><text:span text:style-name="T29"> </text:span><text:span text:style-name="T30">this</text:span><text:span text:style-name="T29">.name; }</text:span></text:p>
            <text:p text:style-name="P17"><text:span text:style-name="T27"><text:s text:c="2"/></text:span><text:span text:style-name="T26">mut</text:span><text:span text:style-name="T27"> </text:span><text:span text:style-name="T26">method</text:span><text:span text:style-name="T27"> </text:span><text:span text:style-name="T32">Void </text:span><text:span text:style-name="T27">name(</text:span><text:span text:style-name="T28">String</text:span><text:span text:style-name="T29"> </text:span><text:span text:style-name="T33">name</text:span><text:span text:style-name="T29">) {</text:span></text:p>
            <text:p text:style-name="P17"><text:span text:style-name="T29"><text:s text:c="4"/></text:span><text:span text:style-name="T30">this</text:span><text:span text:style-name="T29">.name = </text:span><text:span text:style-name="T33">name</text:span><text:span text:style-name="T29">; <text:s/></text:span></text:p>
            <text:p text:style-name="P18"><text:span text:style-name="T29"><text:s text:c="2"/></text:span><text:span text:style-name="T29">}</text:span></text:p>
            <text:p text:style-name="P19"><text:span text:style-name="T32"><text:s text:c="2"/></text:span><text:span text:style-name="T32">Person</text:span><text:span text:style-name="T27">(</text:span><text:span text:style-name="T28">String</text:span><text:span text:style-name="T29"> name) { </text:span><text:span text:style-name="T30">this</text:span><text:span text:style-name="T29">.name = name; }</text:span></text:p>
            <text:p text:style-name="P18"><text:span text:style-name="T29">}</text:span></text:p>
          </draw:text-box>
        </draw:frame>
        <draw:frame draw:style-name="gr12" draw:text-style-name="P24" draw:layer="layout" svg:width="38.941cm" svg:height="10.763cm" svg:x="0.683cm" svg:y="9.854cm">
          <draw:text-box>
            <text:p text:style-name="P17"><text:span text:style-name="T26">mut </text:span><text:span text:style-name="T32">Person</text:span><text:span text:style-name="T31"> bob = </text:span><text:span text:style-name="T26">new</text:span><text:span text:style-name="T27"> </text:span><text:span text:style-name="T32">Person</text:span><text:span text:style-name="T29">(</text:span><text:span text:style-name="T43">"Bob"</text:span><text:span text:style-name="T29">);</text:span><text:span text:style-name="T34">//INVALID EXAMPLE</text:span></text:p>
            <text:p text:style-name="P22"><text:span text:style-name="T44">//Catch and ignore invariant failure:</text:span></text:p>
            <text:p text:style-name="P17"><text:span text:style-name="T26">try</text:span><text:span text:style-name="T31"> { bob.name(</text:span><text:span text:style-name="T45">""</text:span><text:span text:style-name="T31">); } </text:span><text:span text:style-name="T26">catch</text:span><text:span text:style-name="T27"> (</text:span><text:span text:style-name="T32">Error</text:span><text:span text:style-name="T29"> t) { }</text:span><text:span text:style-name="T34">// bob mutated</text:span></text:p>
            <text:p text:style-name="P17"><text:span text:style-name="T30">assert</text:span><text:span text:style-name="T29"> bob.invariant(); </text:span><text:span text:style-name="T34">// fails!</text:span></text:p>
            <text:p text:style-name="P17"><text:span text:style-name="T30"/></text:p>
            <text:p text:style-name="P17"><text:span text:style-name="T30"/></text:p>
            <text:p text:style-name="P17"><text:span text:style-name="T30"/></text:p>
            <text:p text:style-name="P17"><text:span text:style-name="T30"/></text:p>
            <text:p text:style-name="P17"><text:span text:style-name="T30"/></text:p>
            <text:p text:style-name="P23"><text:span text:style-name="T26">try</text:span><text:span text:style-name="T27"> { </text:span><text:span text:style-name="T26">mut </text:span><text:span text:style-name="T32">Person</text:span><text:span text:style-name="T31"> bob = </text:span><text:span text:style-name="T26">new</text:span><text:span text:style-name="T26"> </text:span><text:span text:style-name="T32">Person</text:span><text:span text:style-name="T27">(</text:span><text:span text:style-name="T46">"Bob"</text:span><text:span text:style-name="T27">); bob.name(</text:span><text:span text:style-name="T46">""</text:span><text:span text:style-name="T27">); }</text:span><text:span text:style-name="T34">//Allowed</text:span></text:p>
            <text:p text:style-name="P17"><text:span text:style-name="T26">catch</text:span><text:span text:style-name="T27"> (</text:span><text:span text:style-name="T32">Error</text:span><text:span text:style-name="T29"> t) { }</text:span></text:p>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033cm" svg:height="3.817cm" svg:x="12.962cm" svg:y="-0.746cm" presentation:class="title" presentation:user-transformed="true">
          <draw:text-box>
            <text:p>Invariants on mutable state</text:p>
          </draw:text-box>
        </draw:frame>
        <draw:frame presentation:style-name="pr17" draw:text-style-name="P16" draw:layer="layout" svg:width="38.692cm" svg:height="10.792cm" svg:x="0.724cm" svg:y="11.292cm" presentation:class="outline" presentation:user-transformed="true">
          <draw:text-box>
            <text:p text:style-name="P16"><text:span text:style-name="T6">Case 1: The invariant relies on immutable state (String name)</text:span></text:p>
            <text:p text:style-name="P16"><text:span text:style-name="T6"><text:s text:c="8"/>→ </text:span><text:span text:style-name="T6">we can only affect it by a field update.</text:span></text:p>
            <text:p text:style-name="P16"><text:span text:style-name="T6">Case 2: The invariant relies on mutable state (Items items)</text:span></text:p>
            <text:p text:style-name="P16"><text:span text:style-name="T6"><text:s text:c="8"/>→ </text:span><text:span text:style-name="T6">we can also affect it by a mut method accessing the fields </text:span></text:p>
            <text:p text:style-name="P16"><text:span text:style-name="T6"/></text:p>
          </draw:text-box>
        </draw:frame>
        <draw:frame draw:style-name="gr15" draw:text-style-name="P20" draw:layer="layout" svg:width="33.528cm" svg:height="10.763cm" svg:x="0.762cm" svg:y="0.362cm">
          <draw:text-box>
            <text:p text:style-name="P17"><text:span text:style-name="T26">class</text:span><text:span text:style-name="T27"> </text:span><text:span text:style-name="T28">ShippingList</text:span><text:span text:style-name="T29"> {</text:span></text:p>
            <text:p text:style-name="P17"><text:span text:style-name="T27"><text:s text:c="2"/></text:span><text:span text:style-name="T30">rep</text:span><text:span text:style-name="T29"> </text:span><text:span text:style-name="T28">Items</text:span><text:span text:style-name="T29"> items;</text:span></text:p>
            <text:p text:style-name="P17"><text:span text:style-name="T27"><text:s text:c="2"/></text:span><text:span text:style-name="T26">read method</text:span><text:span text:style-name="T27"> </text:span><text:span text:style-name="T28">Bool</text:span><text:span text:style-name="T29"> invariant(){ </text:span><text:span text:style-name="T30">return</text:span><text:span text:style-name="T29"> </text:span><text:span text:style-name="T30">this</text:span><text:span text:style-name="T29">.items.weight()&lt;=300; }</text:span></text:p>
            <text:p text:style-name="P19"><text:span text:style-name="T27"><text:s text:c="2"/></text:span><text:span text:style-name="T32">ShippingList</text:span><text:span text:style-name="T27">(</text:span><text:span text:style-name="T30">capsule</text:span><text:span text:style-name="T29"> </text:span><text:span text:style-name="T28">Items </text:span><text:span text:style-name="T29">items) { </text:span><text:span text:style-name="T30">this</text:span><text:span text:style-name="T29">.items = items; }</text:span></text:p>
            <text:p text:style-name="P23"><text:span text:style-name="T47"/></text:p>
            <text:p text:style-name="P23"><text:span text:style-name="T47"><text:s text:c="2"/></text:span><text:span text:style-name="T47">//Rep mutator method</text:span></text:p>
            <text:p text:style-name="P23"><text:span text:style-name="T27"><text:s text:c="2"/></text:span><text:span text:style-name="T26">mut method</text:span><text:span text:style-name="T27"> </text:span><text:span text:style-name="T32">Void</text:span><text:span text:style-name="T27"> addItem(</text:span><text:span text:style-name="T32">Item</text:span><text:span text:style-name="T27"> </text:span><text:span text:style-name="T48">item</text:span><text:span text:style-name="T27">) {</text:span><text:span text:style-name="T47">//1 no mut/read parameters</text:span></text:p>
            <text:p text:style-name="P23"><text:span text:style-name="T31"><text:s text:c="4"/></text:span><text:span text:style-name="T26">this</text:span><text:span text:style-name="T27">.items.add(</text:span><text:span text:style-name="T48">item</text:span><text:span text:style-name="T27">);</text:span><text:span text:style-name="T34">//2 only one use of ‘this’</text:span></text:p>
            <text:p text:style-name="P17"><text:span text:style-name="T29"><text:s text:c="4"/></text:span><text:span text:style-name="T30">if</text:span><text:span text:style-name="T29"> (!</text:span><text:span text:style-name="T30">this</text:span><text:span text:style-name="T29">.invariant()){ </text:span><text:span text:style-name="T30">throw</text:span><text:span text:style-name="T29"> Error(...); }</text:span><text:span text:style-name="T34">//injected check</text:span></text:p>
            <text:p text:style-name="P19"><text:span text:style-name="T27"><text:s text:c="2"/></text:span><text:span text:style-name="T27">} </text:span><text:span text:style-name="T34">//3 no mut return type</text:span></text:p>
            <text:p text:style-name="P18"><text:span text:style-name="T29">}</text:span></text:p>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033cm" svg:height="3.817cm" svg:x="12.962cm" svg:y="-0.746cm" presentation:class="title" presentation:user-transformed="true">
          <draw:text-box>
            <text:p>Invariants on mutable state</text:p>
          </draw:text-box>
        </draw:frame>
        <draw:frame presentation:style-name="pr18" draw:text-style-name="P16" draw:layer="layout" svg:width="38.692cm" svg:height="14.236cm" svg:x="0.724cm" svg:y="9.892cm" presentation:class="outline" presentation:user-transformed="true">
          <draw:text-box>
            <text:list text:style-name="L2">
              <text:list-item>
                <text:p text:style-name="P16"><text:span text:style-name="T6">Rep field: </text:span></text:p>
                <text:list>
                  <text:list-item>
                    <text:p text:style-name="P1"><text:span text:style-name="T6">can only be initialized/updated with a capsule value </text:span></text:p>
                  </text:list-item>
                  <text:list-item>
                    <text:p text:style-name="P1"><text:span text:style-name="T6">can be accessed as ‘read’</text:span></text:p>
                  </text:list-item>
                  <text:list-item>
                    <text:p text:style-name="P1"><text:span text:style-name="T6">can only be accessed as ‘mut’ within a rep mutator method</text:span></text:p>
                  </text:list-item>
                </text:list>
              </text:list-item>
              <text:list-item>
                <text:p text:style-name="P1"><text:span text:style-name="T6">Rep mutator method:</text:span></text:p>
                <text:list>
                  <text:list-item>
                    <text:p text:style-name="P1"><text:span text:style-name="T6">‘</text:span><text:span text:style-name="T6">mut’ method accessing a rep field as ‘mut’</text:span></text:p>
                  </text:list-item>
                  <text:list-item>
                    <text:p text:style-name="P1"><text:span text:style-name="T6">No mut/read parameters, only 1 use of this, no mut return type</text:span></text:p>
                  </text:list-item>
                </text:list>
              </text:list-item>
            </text:list>
            <text:p text:style-name="P16"><text:span text:style-name="T6"/></text:p>
          </draw:text-box>
        </draw:frame>
        <draw:frame draw:style-name="gr16" draw:text-style-name="P20" draw:layer="layout" svg:width="33.528cm" svg:height="10.763cm" svg:x="0.762cm" svg:y="0.362cm">
          <draw:text-box>
            <text:p text:style-name="P17"><text:span text:style-name="T26">class</text:span><text:span text:style-name="T27"> </text:span><text:span text:style-name="T28">ShippingList</text:span><text:span text:style-name="T29"> {</text:span></text:p>
            <text:p text:style-name="P17"><text:span text:style-name="T27"><text:s text:c="2"/></text:span><text:span text:style-name="T30">rep</text:span><text:span text:style-name="T29"> </text:span><text:span text:style-name="T28">Items</text:span><text:span text:style-name="T29"> items;</text:span></text:p>
            <text:p text:style-name="P17"><text:span text:style-name="T27"><text:s text:c="2"/></text:span><text:span text:style-name="T26">read method</text:span><text:span text:style-name="T27"> </text:span><text:span text:style-name="T28">Bool</text:span><text:span text:style-name="T29"> invariant(){ </text:span><text:span text:style-name="T30">return</text:span><text:span text:style-name="T29"> </text:span><text:span text:style-name="T30">this</text:span><text:span text:style-name="T29">.items.weight()&lt;=300; }</text:span></text:p>
            <text:p text:style-name="P19"><text:span text:style-name="T27"><text:s text:c="2"/></text:span><text:span text:style-name="T32">ShippingList</text:span><text:span text:style-name="T27">(</text:span><text:span text:style-name="T30">capsule</text:span><text:span text:style-name="T29"> </text:span><text:span text:style-name="T28">Items </text:span><text:span text:style-name="T29">items) { </text:span><text:span text:style-name="T30">this</text:span><text:span text:style-name="T29">.items = items; }</text:span></text:p>
            <text:p text:style-name="P23"><text:span text:style-name="T47"/></text:p>
            <text:p text:style-name="P23"><text:span text:style-name="T47"><text:s text:c="2"/></text:span><text:span text:style-name="T47">//Rep mutator method</text:span></text:p>
            <text:p text:style-name="P23"><text:span text:style-name="T27"><text:s text:c="2"/></text:span><text:span text:style-name="T26">mut method</text:span><text:span text:style-name="T27"> </text:span><text:span text:style-name="T32">Void</text:span><text:span text:style-name="T27"> addItem(</text:span><text:span text:style-name="T32">Item</text:span><text:span text:style-name="T27"> </text:span><text:span text:style-name="T48">item</text:span><text:span text:style-name="T27">) {</text:span><text:span text:style-name="T47">//1 no mut/read parameters</text:span></text:p>
            <text:p text:style-name="P23"><text:span text:style-name="T31"><text:s text:c="4"/></text:span><text:span text:style-name="T26">this</text:span><text:span text:style-name="T27">.items.add(</text:span><text:span text:style-name="T48">item</text:span><text:span text:style-name="T27">);</text:span><text:span text:style-name="T34">//2 only one use of ‘this’</text:span></text:p>
            <text:p text:style-name="P17"><text:span text:style-name="T29"><text:s text:c="4"/></text:span><text:span text:style-name="T30">if</text:span><text:span text:style-name="T29"> (!</text:span><text:span text:style-name="T30">this</text:span><text:span text:style-name="T29">.invariant()){ </text:span><text:span text:style-name="T30">throw</text:span><text:span text:style-name="T29"> Error(...); }</text:span><text:span text:style-name="T34">//injected check</text:span></text:p>
            <text:p text:style-name="P19"><text:span text:style-name="T27"><text:s text:c="2"/></text:span><text:span text:style-name="T27">} </text:span><text:span text:style-name="T34">//3 no mut return type</text:span></text:p>
            <text:p text:style-name="P18"><text:span text:style-name="T29">}</text:span></text:p>
          </draw:text-box>
        </draw:frame>
        <presentation:notes draw:style-name="dp1">
          <office:forms form:automatic-focus="false" form:apply-design-mode="false"/>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36.575cm" svg:height="3.817cm" svg:x="2.032cm" svg:y="-0.689cm" presentation:class="title" presentation:user-transformed="true">
          <draw:text-box>
            <text:p>Soundness proof (overview)</text:p>
          </draw:text-box>
        </draw:frame>
        <draw:frame presentation:style-name="pr19" draw:layer="layout" svg:width="39.884cm" svg:height="20.005cm" svg:x="0.332cm" svg:y="2.349cm" presentation:class="outline" presentation:user-transformed="true">
          <draw:text-box>
            <text:list text:style-name="L2">
              <text:list-item>
                <text:p>An object is <text:span text:style-name="T49">valid</text:span> when calling its invariant() method would deterministically produce ‘true’ in a finite number of steps: this means it does not evaluate to another value, fail to terminate, or produce an error. </text:p>
              </text:list-item>
              <text:list-item>
                <text:p>An object is <text:span text:style-name="T49">involved in execution</text:span> if it is a receiver or a parameter <text:s/>in the current execution step, or in the ROG of an object involved in execution.</text:p>
              </text:list-item>
              <text:list-item>
                <text:p><text:span text:style-name="T49">If a program is well typed, in any execution step</text:span><text:span text:style-name="T49"><text:line-break/></text:span><text:span text:style-name="T49">any object involved in execution is valid.</text:span></text:p>
              </text:list-item>
              <text:list-item>
                <text:p><text:span text:style-name="T8">This also implies that when the execution is in the body of a method:</text:span></text:p>
                <text:list>
                  <text:list-item>
                    <text:p>all objects reachable from temporary results, visible local<text:line-break/>variables/parameters and returned values are valid.</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36.575cm" svg:height="3.817cm" svg:x="2.032cm" svg:y="-0.689cm" presentation:class="title" presentation:user-transformed="true">
          <draw:text-box>
            <text:p>Performance advantages</text:p>
          </draw:text-box>
        </draw:frame>
        <draw:frame presentation:style-name="pr19" draw:layer="layout" svg:width="39.884cm" svg:height="20.005cm" svg:x="0.332cm" svg:y="2.349cm" presentation:class="outline" presentation:user-transformed="true">
          <draw:text-box>
            <text:list text:style-name="L2">
              <text:list-item>
                <text:p>Different runtime verification strategies may run the invariant checks a different amount of times.</text:p>
              </text:list-item>
              <text:list-item>
                <text:p text:style-name="P6">We compared the performance of our approach on a number of examples.</text:p>
              </text:list-item>
              <text:list-item>
                <text:p>We discovered that runtime verification tools based on visible state semantic can run exponentially more invariant checks!</text:p>
              </text:list-item>
              <text:list-item>
                <text:p><text:span text:style-name="T7">On a realistic problem, we recorded:</text:span></text:p>
                <text:list>
                  <text:list-item>
                    <text:p><text:span text:style-name="T7">Language D: <text:s text:c="4"/></text:span><text:span text:style-name="T7"><text:tab/></text:span><text:span text:style-name="T7"> </text:span><text:span text:style-name="T7"><text:tab/></text:span><text:span text:style-name="T7"> invariant() method called</text:span><text:span text:style-name="T7"><text:tab/></text:span><text:span text:style-name="T7"><text:tab/></text:span><text:span text:style-name="T7">52, 734, 053 times</text:span></text:p>
                  </text:list-item>
                  <text:list-item>
                    <text:p><text:span text:style-name="T6">Language Eiffel: </text:span><text:span text:style-name="T6"><text:tab/></text:span><text:span text:style-name="T6"> </text:span><text:span text:style-name="T7">invariant() method called</text:span><text:span text:style-name="T7"><text:tab/></text:span><text:span text:style-name="T7"><text:tab/></text:span><text:span text:style-name="T7">14, 816, 207 times</text:span></text:p>
                  </text:list-item>
                  <text:list-item>
                    <text:p><text:span text:style-name="T6">Our approach: </text:span><text:span text:style-name="T6"><text:tab/></text:span><text:span text:style-name="T6"><text:tab/></text:span><text:span text:style-name="T6"> </text:span><text:span text:style-name="T7">invariant() method called</text:span><text:span text:style-name="T7"><text:tab/></text:span><text:span text:style-name="T7"><text:tab/></text:span><text:span text:style-name="T7">77 times</text:span></text:p>
                  </text:list-item>
                  <text:list-item>
                    <text:p><text:span text:style-name="T6">Language Spec#:</text:span><text:span text:style-name="T6"><text:tab/></text:span><text:span text:style-name="T6"> </text:span><text:span text:style-name="T7">invariant() method called</text:span><text:span text:style-name="T7"><text:tab/></text:span><text:span text:style-name="T7"><text:tab/></text:span><text:span text:style-name="T7">77 times</text:spa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36.575cm" svg:height="3.817cm" svg:x="2.032cm" svg:y="-0.689cm" presentation:class="title" presentation:user-transformed="true">
          <draw:text-box>
            <text:p>Simplicity advantages</text:p>
          </draw:text-box>
        </draw:frame>
        <draw:frame presentation:style-name="pr19" draw:layer="layout" svg:width="39.884cm" svg:height="20.005cm" svg:x="0.332cm" svg:y="2.349cm" presentation:class="outline" presentation:user-transformed="true">
          <draw:text-box>
            <text:list text:style-name="L2">
              <text:list-item>
                <text:p>Different verification systems may be easier or harder to use, and may have different level of expressivity.</text:p>
                <text:p/>
              </text:list-item>
              <text:list-item>
                <text:p text:style-name="P6">Our main point of comparison was Spec#. Spec# annotations were 10 times more verbose, and in my opinion orders of magnitude harder to understand and use.</text:p>
              </text:list-item>
            </text:list>
          </draw:text-box>
        </draw:frame>
        <presentation:notes draw:style-name="dp1">
          <office:forms form:automatic-focus="false" form:apply-design-mode="false"/>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36.575cm" svg:height="3.817cm" svg:x="2.032cm" svg:y="-0.689cm" presentation:class="title" presentation:user-transformed="true">
          <draw:text-box>
            <text:p>Expressivity advantages</text:p>
          </draw:text-box>
        </draw:frame>
        <draw:frame presentation:style-name="pr19" draw:layer="layout" svg:width="39.884cm" svg:height="20.005cm" svg:x="0.332cm" svg:y="2.349cm" presentation:class="outline" presentation:user-transformed="true">
          <draw:text-box>
            <text:list text:style-name="L2">
              <text:list-item>
                <text:p>Different verification systems may be easier or harder to use, and may have different level of expressivity.</text:p>
                <text:p/>
              </text:list-item>
              <text:list-item>
                <text:p>Expressivity: we discovered many situations that could be handled by our approach and not by Spec# or similar tools; in the same way we discovered many situations that can not be handled by our approach but can be handled by Spec#</text:p>
              </text:list-item>
              <text:list-item>
                <text:p>A problem (Graph/Node invariants) that is considered one of the hardest problems in verifying OO invariants is easily solved using our approach</text:p>
              </text:list-item>
            </text:list>
          </draw:text-box>
        </draw:frame>
        <presentation:notes draw:style-name="dp1">
          <office:forms form:automatic-focus="false" form:apply-design-mode="false"/>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36.575cm" svg:height="3.817cm" svg:x="2.032cm" svg:y="0.911cm" presentation:class="title">
          <draw:text-box>
            <text:p>Concluding</text:p>
          </draw:text-box>
        </draw:frame>
        <draw:frame presentation:style-name="pr4" draw:layer="layout" svg:width="36.575cm" svg:height="13.258cm" svg:x="2.032cm" svg:y="5.349cm" presentation:class="outline">
          <draw:text-box>
            <text:list text:style-name="L2">
              <text:list-item>
                <text:p>Reference and Object capabilities have been used to prove correct/unobservable parallelism.</text:p>
              </text:list-item>
              <text:list-item>
                <text:p>We have proven that they can be used to ensure representation invariants.</text:p>
              </text:list-item>
              <text:list-item>
                <text:p>We have work in progress to show that they can be used for correct caching and automatic cache invalidation too.</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2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4.799999237060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35cm" fo:text-indent="0cm"/>
      <style:text-properties fo:font-size="30.5pt" style:font-size-asian="28pt" style:font-size-complex="28pt"/>
    </style:style>
    <style:style style:name="Default-outline3" style:family="presentation" style:parent-style-name="Default-outline2">
      <style:paragraph-properties fo:margin-left="0cm" fo:margin-right="0cm" fo:margin-top="0cm" fo:margin-bottom="0.326cm" fo:text-indent="0cm"/>
      <style:text-properties fo:font-size="26.1000003814697pt" style:font-size-asian="24pt" style:font-size-complex="24pt"/>
    </style:style>
    <style:style style:name="Default-outline4" style:family="presentation" style:parent-style-name="Default-outline3">
      <style:paragraph-properties fo:margin-left="0cm" fo:margin-right="0cm" fo:margin-top="0cm" fo:margin-bottom="0.217cm" fo:text-indent="0cm"/>
      <style:text-properties fo:font-size="21.7999992370605pt" style:font-size-asian="20pt" style:font-size-complex="20pt"/>
    </style:style>
    <style:style style:name="Default-outline5" style:family="presentation" style:parent-style-name="Default-outline4">
      <style:paragraph-properties fo:margin-left="0cm" fo:margin-right="0cm" fo:margin-top="0cm" fo:margin-bottom="0.108cm" fo:text-indent="0cm"/>
      <style:text-properties fo:font-size="21.7999992370605pt" style:font-size-asian="20pt" style:font-size-complex="20pt"/>
    </style:style>
    <style:style style:name="Default-outline6" style:family="presentation" style:parent-style-name="Default-outline5">
      <style:paragraph-properties fo:margin-left="0cm" fo:margin-right="0cm" fo:margin-top="0cm" fo:margin-bottom="0.108cm" fo:text-indent="0cm"/>
      <style:text-properties fo:font-size="21.7999992370605pt" style:font-size-asian="20pt" style:font-size-complex="20pt"/>
    </style:style>
    <style:style style:name="Default-outline7" style:family="presentation" style:parent-style-name="Default-outline6">
      <style:paragraph-properties fo:margin-left="0cm" fo:margin-right="0cm" fo:margin-top="0cm" fo:margin-bottom="0.108cm" fo:text-indent="0cm"/>
      <style:text-properties fo:font-size="21.7999992370605pt" style:font-size-asian="20pt" style:font-size-complex="20pt"/>
    </style:style>
    <style:style style:name="Default-outline8" style:family="presentation" style:parent-style-name="Default-outline7">
      <style:paragraph-properties fo:margin-left="0cm" fo:margin-right="0cm" fo:margin-top="0cm" fo:margin-bottom="0.108cm" fo:text-indent="0cm"/>
      <style:text-properties fo:font-size="21.7999992370605pt" style:font-size-asian="20pt" style:font-size-complex="20pt"/>
    </style:style>
    <style:style style:name="Default-outline9" style:family="presentation" style:parent-style-name="Default-outline8">
      <style:paragraph-properties fo:margin-left="0cm" fo:margin-right="0cm" fo:margin-top="0cm" fo:margin-bottom="0.108cm" fo:text-indent="0cm"/>
      <style:text-properties fo:font-size="21.7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47.9000015258789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0.64cm" fo:page-height="22.8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36.575cm" svg:height="3.817cm" svg:x="2.032cm" svg:y="0.911cm" presentation:class="title" presentation:placeholder="true">
        <draw:text-box/>
      </draw:frame>
      <draw:frame presentation:style-name="Default-outline1" draw:layer="backgroundobjects" svg:width="36.575cm" svg:height="13.258cm" svg:x="2.032cm" svg:y="5.349cm" presentation:class="outline" presentation:placeholder="true">
        <draw:text-box/>
      </draw:frame>
      <draw:frame presentation:style-name="Mpr1" draw:text-style-name="MP2" draw:layer="backgroundobjects" svg:width="9.468cm" svg:height="1.576cm" svg:x="2.032cm" svg:y="20.825cm" presentation:class="date-time">
        <draw:text-box>
          <text:p text:style-name="MP1"><text:span text:style-name="MT1"><presentation:date-time/></text:span></text:p>
        </draw:text-box>
      </draw:frame>
      <draw:frame presentation:style-name="Mpr1" draw:text-style-name="MP6" draw:layer="backgroundobjects" svg:width="12.881cm" svg:height="1.576cm" svg:x="13.898cm" svg:y="20.825cm" presentation:class="footer">
        <draw:text-box>
          <text:p text:style-name="MP5"><text:span text:style-name="MT1"><presentation:footer/></text:span></text:p>
        </draw:text-box>
      </draw:frame>
      <draw:frame presentation:style-name="Mpr1" draw:text-style-name="MP4" draw:layer="backgroundobjects" svg:width="9.468cm" svg:height="1.576cm" svg:x="29.138cm" svg:y="20.8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2-17T12:27:39.55</meta:creation-date>
    <meta:editing-duration>PT6H46M13S</meta:editing-duration>
    <meta:editing-cycles>156</meta:editing-cycles>
    <dc:date>2023-08-21T16:45:49.493000000</dc:date>
    <meta:generator>LibreOffice/7.4.3.2$Windows_x86 LibreOffice_project/1048a8393ae2eeec98dff31b5c133c5f1d08b890</meta:generator>
    <meta:document-statistic meta:object-count="129"/>
  </office:meta>
</office:document-meta>
</file>